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Tahoma1" svg:font-family="Tahoma"/>
    <style:font-face style:font-family-generic="system" style:font-pitch="variable" style:name="DejaVu Sans2" svg:font-family="'DejaVu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2">
      <style:table-properties fo:margin-left="0cm" style:width="17.013cm" table:align="left"/>
    </style:style>
    <style:style style:family="table-column" style:name="Tableau2.A">
      <style:table-column-properties style:column-width="9.998cm"/>
    </style:style>
    <style:style style:family="table-column" style:name="Tableau2.B">
      <style:table-column-properties style:column-width="7.015cm"/>
    </style:style>
    <style:style style:family="table-row" style:name="Tableau2.1">
      <style:table-row-properties style:min-row-height="2.487cm"/>
    </style:style>
    <style:style style:family="table-cell" style:name="Tableau2.A1">
      <style:table-cell-properties style:writing-mode="page"/>
    </style:style>
    <style:style style:family="table" style:name="Tableau1">
      <style:table-properties fo:margin-left="0cm" style:width="17.013cm" table:align="left"/>
    </style:style>
    <style:style style:family="table-column" style:name="Tableau1.A">
      <style:table-column-properties style:column-width="3.942cm"/>
    </style:style>
    <style:style style:family="table-column" style:name="Tableau1.B">
      <style:table-column-properties style:column-width="13.07cm"/>
    </style:style>
    <style:style style:family="table-cell" style:name="Tableau1.A1">
      <style:table-cell-properties fo:border="none" fo:padding="0.097cm"/>
    </style:style>
    <style:style style:family="paragraph" style:name="P1" style:parent-style-name="UrbanBody">
      <style:text-properties fo:font-size="12pt" style:font-name="Times New Roman1" style:font-size-asian="12pt" style:font-size-complex="12pt"/>
    </style:style>
    <style:style style:family="paragraph" style:name="P2" style:parent-style-name="UrbanBody">
      <style:text-properties fo:country="FR" fo:font-size="12pt" fo:language="fr" style:font-name="Times New Roman1" style:font-name-complex="Tahoma1" style:font-size-asian="12pt" style:font-size-complex="12pt"/>
    </style:style>
    <style:style style:family="paragraph" style:name="P3" style:parent-style-name="UrbanBody">
      <style:text-properties fo:font-weight="bold" style:font-weight-asian="bold" style:font-weight-complex="bold"/>
    </style:style>
    <style:style style:family="paragraph" style:name="P4" style:parent-style-name="UrbanBody">
      <style:text-properties style:use-window-font-color="true"/>
    </style:style>
    <style:style style:family="paragraph" style:name="P5" style:parent-style-name="UrbanBody">
      <style:text-properties fo:font-size="12pt" style:font-name="Times New Roman1" style:font-size-asian="12pt" style:font-size-complex="12pt" style:use-window-font-color="true"/>
    </style:style>
    <style:style style:family="paragraph" style:name="P6" style:parent-style-name="UrbanTitle">
      <style:text-properties fo:font-size="12pt" style:font-name="Times New Roman1" style:font-size-asian="12pt" style:font-size-complex="12pt" style:text-underline-style="none" style:use-window-font-color="true"/>
    </style:style>
    <style:style style:family="paragraph" style:name="P7" style:parent-style-name="UrbanTitle">
      <style:text-properties officeooo:paragraph-rsid="0013c8ef"/>
    </style:style>
    <style:style style:family="paragraph" style:name="P8" style:parent-style-name="UrbanTitle">
      <style:text-properties style:text-underline-style="none"/>
    </style:style>
    <style:style style:family="paragraph" style:name="P9" style:parent-style-name="UrbanTitle">
      <style:text-properties officeooo:paragraph-rsid="0013c8ef" style:text-underline-style="none"/>
    </style:style>
    <style:style style:family="paragraph" style:name="P10" style:parent-style-name="Frame_20_contents">
      <style:paragraph-properties fo:text-align="start" style:justify-single-word="false"/>
      <style:text-properties fo:font-size="12pt" officeooo:paragraph-rsid="0013c8ef" style:font-name="Arial" style:font-size-asian="12pt" style:font-size-complex="12pt"/>
    </style:style>
    <style:style style:family="paragraph" style:name="P11" style:parent-style-name="Standard">
      <style:paragraph-properties fo:text-align="start" style:justify-single-word="false"/>
      <style:text-properties fo:font-size="11pt" officeooo:paragraph-rsid="0013c8ef" style:font-name="Arial" style:font-size-asian="11pt" style:font-size-complex="11pt"/>
    </style:style>
    <style:style style:family="paragraph" style:name="P12" style:parent-style-name="Standard">
      <style:paragraph-properties fo:margin-bottom="2.131cm" fo:margin-top="0cm" fo:text-align="start" loext:contextual-spacing="false" style:justify-single-word="false"/>
      <style:text-properties fo:font-size="10pt" officeooo:paragraph-rsid="0013c8ef" style:font-name="Arial" style:font-size-asian="10pt" style:font-size-complex="10pt"/>
    </style:style>
    <style:style style:family="paragraph" style:name="P1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size="12pt" style:font-name="Times New Roman1" style:font-size-asian="12pt" style:font-size-complex="12pt"/>
    </style:style>
    <style:style style:family="text" style:name="T4">
      <style:text-properties style:font-name="Times New Roman1" style:font-name-complex="Tahoma1"/>
    </style:style>
    <style:style style:family="text" style:name="T5">
      <style:text-properties fo:font-style="normal" fo:font-weight="normal" style:country-asian="FR" style:font-name="Times New Roman1" style:font-name-complex="Arial" style:font-style-asian="normal" style:font-weight-asian="normal" style:language-asian="fr"/>
    </style:style>
    <style:style style:family="text" style:name="T6">
      <style:text-properties fo:font-style="normal" fo:font-weight="normal" style:country-asian="FR" style:font-name="Times New Roman1" style:font-name-asian="Arial" style:font-name-complex="Arial" style:font-style-asian="normal" style:font-weight-asian="normal" style:language-asian="fr"/>
    </style:style>
    <style:style style:family="text" style:name="T7">
      <style:text-properties fo:font-weight="bold" style:font-weight-asian="bold" style:font-weight-complex="bold"/>
    </style:style>
    <style:style style:family="text" style:name="T8">
      <style:text-properties fo:font-weight="bold" style:font-name-complex="Tahoma1" style:font-weight-asian="bold" style:font-weight-complex="bold"/>
    </style:style>
    <style:style style:family="text" style:name="T9">
      <style:text-properties style:use-window-font-color="true"/>
    </style:style>
    <style:style style:family="text" style:name="T10">
      <style:text-properties style:font-name="Times New Roman1" style:use-window-font-color="true"/>
    </style:style>
    <style:style style:family="text" style:name="T11">
      <style:text-properties fo:font-weight="normal" style:font-name="Times New Roman1" style:font-weight-asian="normal" style:font-weight-complex="normal" style:use-window-font-color="true"/>
    </style:style>
    <style:style style:family="text" style:name="T12">
      <style:text-properties fo:country="none" fo:font-style="normal" fo:language="zxx" style:font-style-asian="normal" style:use-window-font-color="true"/>
    </style:style>
    <style:style style:family="text" style:name="T13">
      <style:text-properties style:font-name-complex="Tahoma1" style:text-position="super 58%"/>
    </style:style>
    <style:style style:family="text" style:name="T14">
      <style:text-properties style:font-name-complex="Tahoma1"/>
    </style:style>
    <style:style style:family="text" style:name="T15">
      <style:text-properties style:font-name-complex="Tahoma1" style:text-underline-color="font-color" style:text-underline-style="solid" style:text-underline-width="auto"/>
    </style:style>
    <style:style style:family="text" style:name="T16">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17">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8">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9">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20">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21">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22">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23">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24">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25">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26">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office:value-type="string" table:style-name="Tableau2.A1">
            <text:p text:style-name="P11"><office:annotation><dc:creator>Gauthier Bastien</dc:creator><dc:date>2011-01-13T14:56:41</dc:date><text:p text:style-name="P13"><text:span text:style-name="T26">do text</text:span></text:p><text:p text:style-name="P13"><text:span text:style-name="T26">from document(at=header, format='odt')</text:span></text:p></office:annotation><text:span text:style-name="T2">Import depuis header.odt</text:span></text:p>
          </table:table-cell>
          <table:table-cell office:value-type="string" table:style-name="Tableau2.A1">
            <text:p text:style-name="P12"><text:span text:style-name="Police_20_par_20_défaut"><text:span text:style-name="T16"><text:text-input text:description="">tool.getCityName()</text:text-input></text:span></text:span><text:span text:style-name="T17">, le </text:span><text:span text:style-name="T17"><text:text-input text:description="">licence_view.format_date()</text:text-input></text:span></text:p>
            <text:p text:style-name="P10"><text:span text:style-name="T18"><text:conditional-text text:condition="ooow:&quot;view.do_mailing()&quot;" text:string-value-if-false="" text:string-value-if-true="&quot;mailed_data.getPersonTitleValue(short=True)&quot;">mailed_data.getPersonTitleValue(short=True)</text:conditional-text></text:span><text:span text:style-name="T19"><text:s/></text:span><text:span text:style-name="T18"><text:conditional-text text:condition="ooow:&quot;view.do_mailing()&quot;" text:string-value-if-false="" text:string-value-if-true="&quot;mailed_data.name1&quot;">mailed_data.name1</text:conditional-text></text:span><text:span text:style-name="T19"><text:s/></text:span><text:span text:style-name="T18"><text:conditional-text text:condition="ooow:&quot;view.do_mailing()&quot;" text:string-value-if-false="" text:string-value-if-true="&quot;mailed_data.name2&quot;">mailed_data.name2</text:conditional-text></text:span><text:span text:style-name="T19"><text:line-break/></text:span><text:span text:style-name="T18"><text:conditional-text text:condition="ooow:&quot;view.do_mailing()&quot;" text:string-value-if-false="" text:string-value-if-true="&quot;mailed_data.street&quot;">mailed_data.street</text:conditional-text></text:span><text:span text:style-name="T18">, </text:span><text:span text:style-name="T18"><text:conditional-text text:condition="ooow:&quot;view.do_mailing()&quot;" text:string-value-if-false="" text:string-value-if-true="&quot;mailed_data.number&quot;">mailed_data.number</text:conditional-text></text:span><text:span text:style-name="T19"><text:line-break/></text:span><text:span text:style-name="T18"><text:conditional-text text:condition="ooow:&quot;view.do_mailing()&quot;" text:string-value-if-false="" text:string-value-if-true="&quot;mailed_data.zipcode&quot;">mailed_data.zipcode</text:conditional-text></text:span><text:span text:style-name="T18"> </text:span><text:span text:style-name="T18"><text:conditional-text text:condition="ooow:&quot;view.do_mailing()&quot;" text:string-value-if-false="" text:string-value-if-true="&quot;mailed_data.city&quot;">mailed_data.city</text:conditional-text></text:span></text:p>
          </table:table-cell>
        </table:table-row>
      </table:table>
      <text:p text:style-name="P7"/>
      <text:p text:style-name="P9">Du registre aux délibérations du Collège Communal</text:p>
      <text:p text:style-name="P8">de cette commune, a été extrait ce qui suit :</text:p>
      <text:p text:style-name="P6">[DATE DE LA SÉANCE]</text:p>
      <text:p text:style-name="UrbanBody"/>
      <text:p text:style-name="UrbanBody"><text:span text:style-name="T3"/></text:p>
      <text:p text:style-name="UrbanBody"/>
      <text:p text:style-name="UrbanBody"/>
      <table:table table:name="Tableau1" table:style-name="Tableau1">
        <table:table-column table:style-name="Tableau1.A"/>
        <table:table-column table:style-name="Tableau1.B"/>
        <table:table-row>
          <table:table-cell office:value-type="string" table:style-name="Tableau1.A1">
            <text:p text:style-name="UrbanTitle2">Présents</text:p>
          </table:table-cell>
          <table:table-cell office:value-type="string" table:style-name="Tableau1.A1">
            <text:p text:style-name="UrbanBody">[MEMBRES PRÉSENTS]</text:p>
          </table:table-cell>
        </table:table-row>
      </table:table>
      <text:p text:style-name="UrbanBody"/>
      <text:p text:style-name="UrbanBody"><office:annotation><dc:creator>Gauthier Bastien</dc:creator><dc:date>2011-02-16T16:12:24</dc:date><text:p text:style-name="P13"><text:span text:style-name="T25">do text if len(self.getApplicants()) &gt; 1</text:span></text:p></office:annotation><text:span text:style-name="T7">Demandeurs :</text:span> <text:text-input text:description="Demandeurs">self.getApplicantsSignaletic()</text:text-input></text:p>
      <text:p text:style-name="UrbanBody"><office:annotation><dc:creator>Gauthier Bastien</dc:creator><dc:date>2011-02-16T16:13:21</dc:date><text:p text:style-name="P13"><text:span text:style-name="T24">do text if not len(self.getApplicants()) &gt; 1</text:span></text:p></office:annotation><text:span text:style-name="T7">Demandeur :</text:span> <text:text-input text:description="Demandeurs">self.getApplicantsSignaletic()</text:text-input></text:p>
      <text:p text:style-name="UrbanBody"><text:span text:style-name="T7">Objet :</text:span> <text:text-input text:description="Objet des travaux">self.getLicenceSubject()</text:text-input></text:p>
      <text:p text:style-name="UrbanBody"><text:span text:style-name="T7">Situation :</text:span> <text:text-input text:description="Situation des travaux">self.getWorkLocationSignaletic()</text:text-input></text:p>
      <text:p text:style-name="UrbanBody"><text:span text:style-name="T7">Référence cadastrale</text:span> : <text:text-input text:description="Parcelles">licence_view.get_parcels()</text:text-input></text:p>
      <text:p text:style-name="P3">Correspondant : </text:p>
      <text:p text:style-name="P3"><office:annotation><dc:creator>sde </dc:creator><dc:date>2011-09-28T10:32:43</dc:date><text:p text:style-name="P13"><text:span text:style-name="T23">do text </text:span></text:p><text:p text:style-name="P13"><text:span text:style-name="T23">from xhtml(self.portal_urban.decorateHTML('UrbanBody',self.getFolderManagersSignaletic(withTel=True)))</text:span></text:p></office:annotation></text:p>
      <text:p text:style-name="UrbanBody"/>
      <text:p text:style-name="P1"/>
      <text:p text:style-name="P1">Le Collège,<text:text-input text:description="Champs Notaire-Signalétique (avec adresse)">self.getNotariesSignaletic(withaddress=True)</text:text-input></text:p>
      <text:p text:style-name="P1"/>
      <text:p text:style-name="P1">Vu la demande de <text:text-input text:description="Notaire-Titre">self.getNotariesSignaletic()</text:text-input><text:s/>concernant la division d’un bien sis <text:span text:style-name="T11"><text:s/></text:span><text:span text:style-name="T11"><text:text-input text:description="Titre du demandeur">self.getWorkLocationSignaletic()</text:text-input></text:span>, cadastré <text:span text:style-name="T11"><text:text-input text:description="Titre du demandeur">licence_view.get_parcels()</text:text-input></text:span><text:s/>appartenant à <text:span text:style-name="T10"><text:s/></text:span><text:span text:style-name="T12"><text:text-input text:description="Demandeurs">self.getApplicantsSignaletic()</text:text-input></text:span>;</text:p>
      <text:p text:style-name="P1"/>
      <text:p text:style-name="P1">Vu le plan de division dressé par xxx, Ingénieur, Géomètre-expert immobilier ;</text:p>
      <text:p text:style-name="P1"/>
      <text:p text:style-name="P1">Vu le Code de la Démocratie Locale et de la Décentralisation ;</text:p>
      <text:p text:style-name="P1"/>
      <text:p text:style-name="P1">Vu le Code Wallon de l’Aménagement du Territoire, de l’Urbanisme, du Patrimoine et de l’Energie et plus particulièrement la section 3 – Des actes non soumis à permis d’urbanisation : </text:p>
      <text:p text:style-name="P1"/>
      <text:p text:style-name="P1"><text:span text:style-name="T14">§ 1</text:span><text:span text:style-name="T13">er</text:span><text:span text:style-name="T14">. Art. 90). Ne sont pas soumis à permis d’urbanisation :</text:span></text:p>
      <text:p text:style-name="P1">1° les actes de donation ;</text:p>
      <text:p text:style-name="P1">2° les actes involontaires ;</text:p>
      <text:p text:style-name="P1">3° les actes de partage pour sortir d’une indivision successorale, à la condition qu’il n’y ait pas plus de lots que de copartageants ;</text:p>
      <text:p text:style-name="P1">4° la division d’un bien situé entre deux constructions existantes depuis au moins cinq ans, distantes <text:soft-page-break/>l’une de l’autre de cent mètres maximum et pour autant que ce bien et ces constructions soient situés à front de voirie et du même côté d’une voie publique suffisamment équipée en eau, électricité, pourvue d’un revêtement solide et d’une largeur suffisante, compte tenu de la situation des lieux et pour autant que les conditions du Code de l’eau en matière d’épuration des eaux usées soient rencontrées pour le bien concerné ;</text:p>
      <text:p text:style-name="P2">5° dans le cadre d’un permis d’urbanisme de constructions groupées, la création d’un ou plusieurs lots comprenant chacun une construction affectée en tout ou en partie à l’habitation, dont au moins deux tiers des constructions ont fait l’objet de la déclaration visée à l’article 139 certifiant que les travaux sont réalisés et conformes au permis délivré ou sont vendues sur plan.</text:p>
      <text:p text:style-name="P1"/>
      <text:p text:style-name="P2">§ 2. En cas de division d’un bien qui ne fait pas l’objet d’une demande de permis d’urbanisation et dont tout ou partie des lots à former sont destinés en tout ou en partie à l’habitation, le notaire communique au collège communal et au fonctionnaire délégué, trente jours au moins avant la date prévue pour la vente publique ou la signature de l’acte, le plan de division ainsi qu’une attestation précisant la nature de l’acte et la destination de chaque lot formé qui sera mentionnée dans l’acte. – Décret du 30 avril 2009, art. 48, 1°).</text:p>
      <text:p text:style-name="P1"/>
      <text:p text:style-name="P2">§ 3. (Le collège communal ou le fonctionnaire délégué – Décret du 30 avril 2009, art. 48, 2°) notifient, éventuellement, leurs observations à titre de renseignements. Celles-ci sont </text:p>
      <text:p text:style-name="P2">mentionnées dans l’acte, de même qu’une déclaration de l’auteur de la division (ou de son mandataire – Décret du 18 juillet 2002, art. 38) indiquant que celle-ci n’a pas fait l’objet (d’un permis de lotir, d’un permis d’urbanisation ou d’un permis d’urbanisme – Décret du 30 avril 2009, art. 48, 2°), et, sauf à produire un certificat d’urbanisme laissant prévoir que pareil permis pourrait être obtenu, qu’il ne prend aucun engagement quant à la possibilité d’effectuer sur le bien aucun des actes et travaux visés à l’article 84, § 1er, et, le cas échéant, à l’article 84, § 2, alinéa 1er. (Quand un permis ou un certificat est produit, son objet et sa date sont indiqués dans l’acte. L’acte mentionne aussi l’affectation urbanistique du bien prévue par les plans d’aménagement et, le cas échéant, le schéma de structure communal. Au besoin, ces informations sont demandées aux administrations de la manière établie à l’article 85, § 1er, et, à défaut de réponse dans le délai, la disposition du même article est également applicable – Décret du 18 juillet 2002, art. 38).</text:p>
      <text:p text:style-name="P1"/>
      <text:p text:style-name="P2">§ 4. (Les actes sous seing privé et les actes authentiques qui constatent ces opérations contiennent la même déclaration et comportent en outre l’information : qu’il n’existe aucune possibilité d’effectuer sur le bien aucun des travaux et actes visés à l’article 84, § 1er et § 2, à défaut d’avoir obtenu un permis d’urbanisme ;</text:p>
      <text:p text:style-name="P1">1° qu’il existe des règles relatives à la péremption des permis d’urbanisme ;</text:p>
      <text:p text:style-name="P1">2° que l’existence d’un certificat d’urbanisme ne dispense pas de demander et d’obtenir le permis d’urbanisme – Décret du 18 juillet 2002, art. 38).</text:p>
      <text:p text:style-name="P1">Les actes sous seing privé et les actes authentiques qui constatent ces opérations contiennent la même déclaration.</text:p>
      <text:p text:style-name="P1"/>
      <text:p text:style-name="P1">L<text:span text:style-name="T9">e présent article vaut pour tout acte translatif ou déclaratif de propriété, de jouissance pour plus de neuf ans, d’emphytéose ou de superficie d’une partie non bâtie d’un immeuble, à l’exception des actes constatant un bail à ferme.</text:span></text:p>
      <text:p text:style-name="P5"/>
      <text:p text:style-name="P5"/>
      <text:p text:style-name="P5"> <text:tab/><text:tab/><text:tab/><text:tab/><text:tab/><text:span text:style-name="T8">DECIDE :</text:span></text:p>
      <text:p text:style-name="P4"><text:span text:style-name="T15"><office:annotation><dc:creator>sde </dc:creator><dc:date>2012-01-30T15:03:37</dc:date><text:p text:style-name="P13"><text:span text:style-name="T22">do text if urbanEventObj.getDecision() == 'favorable'</text:span></text:p></office:annotation></text:span><text:span text:style-name="T15">Article 1</text:span><text:span text:style-name="T14"> : </text:span><text:span text:style-name="T4"><text:tab/></text:span><text:span text:style-name="T5">de</text:span><text:span text:style-name="T6"> </text:span><text:span text:style-name="T5">faire</text:span><text:span text:style-name="T6"> </text:span><text:span text:style-name="T5">remarquer</text:span><text:span text:style-name="T6"> </text:span><text:span text:style-name="T5">au</text:span><text:span text:style-name="T6"> </text:span><text:span text:style-name="T5">demandeur</text:span><text:span text:style-name="T6"> </text:span><text:span text:style-name="T5">que</text:span><text:span text:style-name="T6"> </text:span><text:span text:style-name="T5">la</text:span><text:span text:style-name="T6"> </text:span><text:span text:style-name="T5">division</text:span><text:span text:style-name="T6"> </text:span><text:span text:style-name="T5">est</text:span><text:span text:style-name="T6"> </text:span><text:span text:style-name="T5">conforme</text:span><text:span text:style-name="T6"> </text:span><text:span text:style-name="T5">à</text:span><text:span text:style-name="T6"> </text:span><text:span text:style-name="T5">l</text:span><text:span text:style-name="T6">’</text:span><text:span text:style-name="T5">article</text:span><text:span text:style-name="T6"> </text:span><text:span text:style-name="T5">90 </text:span></text:p>
      <text:p text:style-name="P5"><text:span text:style-name="T15"><office:annotation><dc:creator>sde </dc:creator><dc:date>2012-01-30T15:03:37</dc:date><text:p text:style-name="P13"><text:span text:style-name="T22">do text if urbanEventObj.getDecision() == 'defavorable'</text:span></text:p></office:annotation></text:span><text:span text:style-name="T15">Article 1</text:span><text:span text:style-name="T14"> : </text:span><text:span text:style-name="T4"><text:tab/></text:span><text:span text:style-name="T5">de</text:span><text:span text:style-name="T6"> </text:span><text:span text:style-name="T5">faire</text:span><text:span text:style-name="T6"> </text:span><text:span text:style-name="T5">remarquer</text:span><text:span text:style-name="T6"> </text:span><text:span text:style-name="T5">au</text:span><text:span text:style-name="T6"> </text:span><text:span text:style-name="T5">demandeur</text:span><text:span text:style-name="T6"> </text:span><text:span text:style-name="T5">que</text:span><text:span text:style-name="T6"> </text:span><text:span text:style-name="T5">la</text:span><text:span text:style-name="T6"> </text:span><text:span text:style-name="T5">division</text:span><text:span text:style-name="T6"> n'</text:span><text:span text:style-name="T5">est</text:span><text:span text:style-name="T6"> pas </text:span><text:span text:style-name="T5">conforme</text:span><text:span text:style-name="T6"> </text:span><text:span text:style-name="T5">à</text:span><text:span text:style-name="T6"> </text:span><text:span text:style-name="T5">l</text:span><text:span text:style-name="T6">’</text:span><text:span text:style-name="T5">article</text:span><text:span text:style-name="T6"> </text:span><text:span text:style-name="T5">90 </text:span></text:p>
      <text:p text:style-name="P5"/>
      <text:p text:style-name="P5"><text:soft-page-break/><text:span text:style-name="T15">Article 2</text:span><text:span text:style-name="T14"> : <text:tab/>d’envoyer copie de cette délibération à </text:span><text:span text:style-name="T14"><text:text-input text:description="Notaire-Titre">self.getNotariesSignaletic(withaddress=True)</text:text-input></text:span></text:p>
      <text:p text:style-name="P1"/>
      <text:p text:style-name="P1"/>
      <text:p text:style-name="UrbanBody"><text:span text:style-name="T1"><office:annotation><dc:creator>sde </dc:creator><dc:date>2011-07-27T10:02:32</dc:date><text:p text:style-name="P13"><text:span text:style-name="T20">do text</text:span></text:p><text:p text:style-name="P13"><text:span text:style-name="T21">from document(at=signatures, format='odt')</text:span></text:p></office:annotation></text:spa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Tahoma1" svg:font-family="Tahoma"/>
    <style:font-face style:font-family-generic="system" style:font-pitch="variable" style:name="DejaVu Sans2" svg:font-family="'DejaVu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2">
      <style:table-properties fo:margin-left="0cm" style:width="17.013cm" table:align="left"/>
    </style:style>
    <style:style style:family="table-column" style:name="Tableau2.A">
      <style:table-column-properties style:column-width="9.998cm"/>
    </style:style>
    <style:style style:family="table-column" style:name="Tableau2.B">
      <style:table-column-properties style:column-width="7.015cm"/>
    </style:style>
    <style:style style:family="table-row" style:name="Tableau2.1">
      <style:table-row-properties style:min-row-height="2.487cm"/>
    </style:style>
    <style:style style:family="table-cell" style:name="Tableau2.A1">
      <style:table-cell-properties style:writing-mode="page"/>
    </style:style>
    <style:style style:family="table" style:name="Tableau1">
      <style:table-properties fo:margin-left="0cm" style:width="17.013cm" table:align="left"/>
    </style:style>
    <style:style style:family="table-column" style:name="Tableau1.A">
      <style:table-column-properties style:column-width="3.942cm"/>
    </style:style>
    <style:style style:family="table-column" style:name="Tableau1.B">
      <style:table-column-properties style:column-width="13.07cm"/>
    </style:style>
    <style:style style:family="table-cell" style:name="Tableau1.A1">
      <style:table-cell-properties fo:border="none" fo:padding="0.097cm"/>
    </style:style>
    <style:style style:family="paragraph" style:name="P1" style:parent-style-name="UrbanBody">
      <style:text-properties fo:font-size="12pt" style:font-name="Times New Roman1" style:font-size-asian="12pt" style:font-size-complex="12pt"/>
    </style:style>
    <style:style style:family="paragraph" style:name="P2" style:parent-style-name="UrbanBody">
      <style:text-properties fo:country="FR" fo:font-size="12pt" fo:language="fr" style:font-name="Times New Roman1" style:font-name-complex="Tahoma1" style:font-size-asian="12pt" style:font-size-complex="12pt"/>
    </style:style>
    <style:style style:family="paragraph" style:name="P3" style:parent-style-name="UrbanBody">
      <style:text-properties fo:font-weight="bold" style:font-weight-asian="bold" style:font-weight-complex="bold"/>
    </style:style>
    <style:style style:family="paragraph" style:name="P4" style:parent-style-name="UrbanBody">
      <style:text-properties style:use-window-font-color="true"/>
    </style:style>
    <style:style style:family="paragraph" style:name="P5" style:parent-style-name="UrbanBody">
      <style:text-properties fo:font-size="12pt" style:font-name="Times New Roman1" style:font-size-asian="12pt" style:font-size-complex="12pt" style:use-window-font-color="true"/>
    </style:style>
    <style:style style:family="paragraph" style:name="P6" style:parent-style-name="UrbanTitle">
      <style:text-properties fo:font-size="12pt" style:font-name="Times New Roman1" style:font-size-asian="12pt" style:font-size-complex="12pt" style:text-underline-style="none" style:use-window-font-color="true"/>
    </style:style>
    <style:style style:family="paragraph" style:name="P7" style:parent-style-name="UrbanTitle">
      <style:text-properties officeooo:paragraph-rsid="0013c8ef"/>
    </style:style>
    <style:style style:family="paragraph" style:name="P8" style:parent-style-name="UrbanTitle">
      <style:text-properties style:text-underline-style="none"/>
    </style:style>
    <style:style style:family="paragraph" style:name="P9" style:parent-style-name="UrbanTitle">
      <style:text-properties officeooo:paragraph-rsid="0013c8ef" style:text-underline-style="none"/>
    </style:style>
    <style:style style:family="paragraph" style:name="P10" style:parent-style-name="Frame_20_contents">
      <style:paragraph-properties fo:text-align="start" style:justify-single-word="false"/>
      <style:text-properties fo:font-size="12pt" officeooo:paragraph-rsid="0013c8ef" style:font-name="Arial" style:font-size-asian="12pt" style:font-size-complex="12pt"/>
    </style:style>
    <style:style style:family="paragraph" style:name="P11" style:parent-style-name="Standard">
      <style:paragraph-properties fo:text-align="start" style:justify-single-word="false"/>
      <style:text-properties fo:font-size="11pt" officeooo:paragraph-rsid="0013c8ef" style:font-name="Arial" style:font-size-asian="11pt" style:font-size-complex="11pt"/>
    </style:style>
    <style:style style:family="paragraph" style:name="P12" style:parent-style-name="Standard">
      <style:paragraph-properties fo:margin-bottom="2.131cm" fo:margin-top="0cm" fo:text-align="start" loext:contextual-spacing="false" style:justify-single-word="false"/>
      <style:text-properties fo:font-size="10pt" officeooo:paragraph-rsid="0013c8ef" style:font-name="Arial" style:font-size-asian="10pt" style:font-size-complex="10pt"/>
    </style:style>
    <style:style style:family="paragraph" style:name="P1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size="12pt" style:font-name="Times New Roman1" style:font-size-asian="12pt" style:font-size-complex="12pt"/>
    </style:style>
    <style:style style:family="text" style:name="T4">
      <style:text-properties style:font-name="Times New Roman1" style:font-name-complex="Tahoma1"/>
    </style:style>
    <style:style style:family="text" style:name="T5">
      <style:text-properties fo:font-style="normal" fo:font-weight="normal" style:country-asian="FR" style:font-name="Times New Roman1" style:font-name-complex="Arial" style:font-style-asian="normal" style:font-weight-asian="normal" style:language-asian="fr"/>
    </style:style>
    <style:style style:family="text" style:name="T6">
      <style:text-properties fo:font-style="normal" fo:font-weight="normal" style:country-asian="FR" style:font-name="Times New Roman1" style:font-name-asian="Arial" style:font-name-complex="Arial" style:font-style-asian="normal" style:font-weight-asian="normal" style:language-asian="fr"/>
    </style:style>
    <style:style style:family="text" style:name="T7">
      <style:text-properties fo:font-weight="bold" style:font-weight-asian="bold" style:font-weight-complex="bold"/>
    </style:style>
    <style:style style:family="text" style:name="T8">
      <style:text-properties fo:font-weight="bold" style:font-name-complex="Tahoma1" style:font-weight-asian="bold" style:font-weight-complex="bold"/>
    </style:style>
    <style:style style:family="text" style:name="T9">
      <style:text-properties style:use-window-font-color="true"/>
    </style:style>
    <style:style style:family="text" style:name="T10">
      <style:text-properties style:font-name="Times New Roman1" style:use-window-font-color="true"/>
    </style:style>
    <style:style style:family="text" style:name="T11">
      <style:text-properties fo:font-weight="normal" style:font-name="Times New Roman1" style:font-weight-asian="normal" style:font-weight-complex="normal" style:use-window-font-color="true"/>
    </style:style>
    <style:style style:family="text" style:name="T12">
      <style:text-properties fo:country="none" fo:font-style="normal" fo:language="zxx" style:font-style-asian="normal" style:use-window-font-color="true"/>
    </style:style>
    <style:style style:family="text" style:name="T13">
      <style:text-properties style:font-name-complex="Tahoma1" style:text-position="super 58%"/>
    </style:style>
    <style:style style:family="text" style:name="T14">
      <style:text-properties style:font-name-complex="Tahoma1"/>
    </style:style>
    <style:style style:family="text" style:name="T15">
      <style:text-properties style:font-name-complex="Tahoma1" style:text-underline-color="font-color" style:text-underline-style="solid" style:text-underline-width="auto"/>
    </style:style>
    <style:style style:family="text" style:name="T16">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17">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8">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9">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20">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21">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22">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23">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24">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25">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26">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office:value-type="string" table:style-name="Tableau2.A1">
            <text:p text:style-name="P11"><office:annotation><dc:creator>Gauthier Bastien</dc:creator><dc:date>2011-01-13T14:56:41</dc:date><text:p text:style-name="P13"><text:span text:style-name="T26">do text</text:span></text:p><text:p text:style-name="P13"><text:span text:style-name="T26">from document(at=header, format='odt')</text:span></text:p></office:annotation><text:span text:style-name="T2">Import depuis header.odt</text:span></text:p>
          </table:table-cell>
          <table:table-cell office:value-type="string" table:style-name="Tableau2.A1">
            <text:p text:style-name="P12"><text:span text:style-name="Police_20_par_20_défaut"><text:span text:style-name="T16"><text:text-input text:description="">tool.getCityName()</text:text-input></text:span></text:span><text:span text:style-name="T17">, le </text:span><text:span text:style-name="T17"><text:text-input text:description="">licence_view.format_date()</text:text-input></text:span></text:p>
            <text:p text:style-name="P10"><text:span text:style-name="T18"><text:conditional-text text:condition="ooow:&quot;view.do_mailing()&quot;" text:string-value-if-false="" text:string-value-if-true="&quot;mailed_data.getPersonTitleValue(short=True)&quot;">mailed_data.getPersonTitleValue(short=True)</text:conditional-text></text:span><text:span text:style-name="T19"><text:s/></text:span><text:span text:style-name="T18"><text:conditional-text text:condition="ooow:&quot;view.do_mailing()&quot;" text:string-value-if-false="" text:string-value-if-true="&quot;mailed_data.name1&quot;">mailed_data.name1</text:conditional-text></text:span><text:span text:style-name="T19"><text:s/></text:span><text:span text:style-name="T18"><text:conditional-text text:condition="ooow:&quot;view.do_mailing()&quot;" text:string-value-if-false="" text:string-value-if-true="&quot;mailed_data.name2&quot;">mailed_data.name2</text:conditional-text></text:span><text:span text:style-name="T19"><text:line-break/></text:span><text:span text:style-name="T18"><text:conditional-text text:condition="ooow:&quot;view.do_mailing()&quot;" text:string-value-if-false="" text:string-value-if-true="&quot;mailed_data.street&quot;">mailed_data.street</text:conditional-text></text:span><text:span text:style-name="T18">, </text:span><text:span text:style-name="T18"><text:conditional-text text:condition="ooow:&quot;view.do_mailing()&quot;" text:string-value-if-false="" text:string-value-if-true="&quot;mailed_data.number&quot;">mailed_data.number</text:conditional-text></text:span><text:span text:style-name="T19"><text:line-break/></text:span><text:span text:style-name="T18"><text:conditional-text text:condition="ooow:&quot;view.do_mailing()&quot;" text:string-value-if-false="" text:string-value-if-true="&quot;mailed_data.zipcode&quot;">mailed_data.zipcode</text:conditional-text></text:span><text:span text:style-name="T18"> </text:span><text:span text:style-name="T18"><text:conditional-text text:condition="ooow:&quot;view.do_mailing()&quot;" text:string-value-if-false="" text:string-value-if-true="&quot;mailed_data.city&quot;">mailed_data.city</text:conditional-text></text:span></text:p>
          </table:table-cell>
        </table:table-row>
      </table:table>
      <text:p text:style-name="P7"/>
      <text:p text:style-name="P9">Du registre aux délibérations du Collège Communal</text:p>
      <text:p text:style-name="P8">de cette commune, a été extrait ce qui suit :</text:p>
      <text:p text:style-name="P6">[DATE DE LA SÉANCE]</text:p>
      <text:p text:style-name="UrbanBody"/>
      <text:p text:style-name="UrbanBody"><text:span text:style-name="T3"/></text:p>
      <text:p text:style-name="UrbanBody"/>
      <text:p text:style-name="UrbanBody"/>
      <table:table table:name="Tableau1" table:style-name="Tableau1">
        <table:table-column table:style-name="Tableau1.A"/>
        <table:table-column table:style-name="Tableau1.B"/>
        <table:table-row>
          <table:table-cell office:value-type="string" table:style-name="Tableau1.A1">
            <text:p text:style-name="UrbanTitle2">Présents</text:p>
          </table:table-cell>
          <table:table-cell office:value-type="string" table:style-name="Tableau1.A1">
            <text:p text:style-name="UrbanBody">[MEMBRES PRÉSENTS]</text:p>
          </table:table-cell>
        </table:table-row>
      </table:table>
      <text:p text:style-name="UrbanBody"/>
      <text:p text:style-name="UrbanBody"><office:annotation><dc:creator>Gauthier Bastien</dc:creator><dc:date>2011-02-16T16:12:24</dc:date><text:p text:style-name="P13"><text:span text:style-name="T25">do text if len(self.getApplicants()) &gt; 1</text:span></text:p></office:annotation><text:span text:style-name="T7">Demandeurs :</text:span> <text:text-input text:description="Demandeurs">self.getApplicantsSignaletic()</text:text-input></text:p>
      <text:p text:style-name="UrbanBody"><office:annotation><dc:creator>Gauthier Bastien</dc:creator><dc:date>2011-02-16T16:13:21</dc:date><text:p text:style-name="P13"><text:span text:style-name="T24">do text if not len(self.getApplicants()) &gt; 1</text:span></text:p></office:annotation><text:span text:style-name="T7">Demandeur :</text:span> <text:text-input text:description="Demandeurs">self.getApplicantsSignaletic()</text:text-input></text:p>
      <text:p text:style-name="UrbanBody"><text:span text:style-name="T7">Objet :</text:span> <text:text-input text:description="Objet des travaux">self.getLicenceSubject()</text:text-input></text:p>
      <text:p text:style-name="UrbanBody"><text:span text:style-name="T7">Situation :</text:span> <text:text-input text:description="Situation des travaux">self.getWorkLocationSignaletic()</text:text-input></text:p>
      <text:p text:style-name="UrbanBody"><text:span text:style-name="T7">Référence cadastrale</text:span> : <text:text-input text:description="Parcelles">licence_view.get_parcels()</text:text-input></text:p>
      <text:p text:style-name="P3">Correspondant : </text:p>
      <text:p text:style-name="P3"><office:annotation><dc:creator>sde </dc:creator><dc:date>2011-09-28T10:32:43</dc:date><text:p text:style-name="P13"><text:span text:style-name="T23">do text </text:span></text:p><text:p text:style-name="P13"><text:span text:style-name="T23">from xhtml(self.portal_urban.decorateHTML('UrbanBody',self.getFolderManagersSignaletic(withTel=True)))</text:span></text:p></office:annotation></text:p>
      <text:p text:style-name="UrbanBody"/>
      <text:p text:style-name="P1"/>
      <text:p text:style-name="P1">Le Collège,<text:text-input text:description="Champs Notaire-Signalétique (avec adresse)">self.getNotariesSignaletic(withaddress=True)</text:text-input></text:p>
      <text:p text:style-name="P1"/>
      <text:p text:style-name="P1">Vu la demande de <text:text-input text:description="Notaire-Titre">self.getNotariesSignaletic()</text:text-input><text:s/>concernant la division d’un bien sis <text:span text:style-name="T11"><text:s/></text:span><text:span text:style-name="T11"><text:text-input text:description="Titre du demandeur">self.getWorkLocationSignaletic()</text:text-input></text:span>, cadastré <text:span text:style-name="T11"><text:text-input text:description="Titre du demandeur">licence_view.get_parcels()</text:text-input></text:span><text:s/>appartenant à <text:span text:style-name="T10"><text:s/></text:span><text:span text:style-name="T12"><text:text-input text:description="Demandeurs">self.getApplicantsSignaletic()</text:text-input></text:span>;</text:p>
      <text:p text:style-name="P1"/>
      <text:p text:style-name="P1">Vu le plan de division dressé par xxx, Ingénieur, Géomètre-expert immobilier ;</text:p>
      <text:p text:style-name="P1"/>
      <text:p text:style-name="P1">Vu le Code de la Démocratie Locale et de la Décentralisation ;</text:p>
      <text:p text:style-name="P1"/>
      <text:p text:style-name="P1">Vu le Code Wallon de l’Aménagement du Territoire, de l’Urbanisme, du Patrimoine et de l’Energie et plus particulièrement la section 3 – Des actes non soumis à permis d’urbanisation : </text:p>
      <text:p text:style-name="P1"/>
      <text:p text:style-name="P1"><text:span text:style-name="T14">§ 1</text:span><text:span text:style-name="T13">er</text:span><text:span text:style-name="T14">. Art. 90). Ne sont pas soumis à permis d’urbanisation :</text:span></text:p>
      <text:p text:style-name="P1">1° les actes de donation ;</text:p>
      <text:p text:style-name="P1">2° les actes involontaires ;</text:p>
      <text:p text:style-name="P1">3° les actes de partage pour sortir d’une indivision successorale, à la condition qu’il n’y ait pas plus de lots que de copartageants ;</text:p>
      <text:p text:style-name="P1">4° la division d’un bien situé entre deux constructions existantes depuis au moins cinq ans, distantes <text:soft-page-break/>l’une de l’autre de cent mètres maximum et pour autant que ce bien et ces constructions soient situés à front de voirie et du même côté d’une voie publique suffisamment équipée en eau, électricité, pourvue d’un revêtement solide et d’une largeur suffisante, compte tenu de la situation des lieux et pour autant que les conditions du Code de l’eau en matière d’épuration des eaux usées soient rencontrées pour le bien concerné ;</text:p>
      <text:p text:style-name="P2">5° dans le cadre d’un permis d’urbanisme de constructions groupées, la création d’un ou plusieurs lots comprenant chacun une construction affectée en tout ou en partie à l’habitation, dont au moins deux tiers des constructions ont fait l’objet de la déclaration visée à l’article 139 certifiant que les travaux sont réalisés et conformes au permis délivré ou sont vendues sur plan.</text:p>
      <text:p text:style-name="P1"/>
      <text:p text:style-name="P2">§ 2. En cas de division d’un bien qui ne fait pas l’objet d’une demande de permis d’urbanisation et dont tout ou partie des lots à former sont destinés en tout ou en partie à l’habitation, le notaire communique au collège communal et au fonctionnaire délégué, trente jours au moins avant la date prévue pour la vente publique ou la signature de l’acte, le plan de division ainsi qu’une attestation précisant la nature de l’acte et la destination de chaque lot formé qui sera mentionnée dans l’acte. – Décret du 30 avril 2009, art. 48, 1°).</text:p>
      <text:p text:style-name="P1"/>
      <text:p text:style-name="P2">§ 3. (Le collège communal ou le fonctionnaire délégué – Décret du 30 avril 2009, art. 48, 2°) notifient, éventuellement, leurs observations à titre de renseignements. Celles-ci sont </text:p>
      <text:p text:style-name="P2">mentionnées dans l’acte, de même qu’une déclaration de l’auteur de la division (ou de son mandataire – Décret du 18 juillet 2002, art. 38) indiquant que celle-ci n’a pas fait l’objet (d’un permis de lotir, d’un permis d’urbanisation ou d’un permis d’urbanisme – Décret du 30 avril 2009, art. 48, 2°), et, sauf à produire un certificat d’urbanisme laissant prévoir que pareil permis pourrait être obtenu, qu’il ne prend aucun engagement quant à la possibilité d’effectuer sur le bien aucun des actes et travaux visés à l’article 84, § 1er, et, le cas échéant, à l’article 84, § 2, alinéa 1er. (Quand un permis ou un certificat est produit, son objet et sa date sont indiqués dans l’acte. L’acte mentionne aussi l’affectation urbanistique du bien prévue par les plans d’aménagement et, le cas échéant, le schéma de structure communal. Au besoin, ces informations sont demandées aux administrations de la manière établie à l’article 85, § 1er, et, à défaut de réponse dans le délai, la disposition du même article est également applicable – Décret du 18 juillet 2002, art. 38).</text:p>
      <text:p text:style-name="P1"/>
      <text:p text:style-name="P2">§ 4. (Les actes sous seing privé et les actes authentiques qui constatent ces opérations contiennent la même déclaration et comportent en outre l’information : qu’il n’existe aucune possibilité d’effectuer sur le bien aucun des travaux et actes visés à l’article 84, § 1er et § 2, à défaut d’avoir obtenu un permis d’urbanisme ;</text:p>
      <text:p text:style-name="P1">1° qu’il existe des règles relatives à la péremption des permis d’urbanisme ;</text:p>
      <text:p text:style-name="P1">2° que l’existence d’un certificat d’urbanisme ne dispense pas de demander et d’obtenir le permis d’urbanisme – Décret du 18 juillet 2002, art. 38).</text:p>
      <text:p text:style-name="P1">Les actes sous seing privé et les actes authentiques qui constatent ces opérations contiennent la même déclaration.</text:p>
      <text:p text:style-name="P1"/>
      <text:p text:style-name="P1">L<text:span text:style-name="T9">e présent article vaut pour tout acte translatif ou déclaratif de propriété, de jouissance pour plus de neuf ans, d’emphytéose ou de superficie d’une partie non bâtie d’un immeuble, à l’exception des actes constatant un bail à ferme.</text:span></text:p>
      <text:p text:style-name="P5"/>
      <text:p text:style-name="P5"/>
      <text:p text:style-name="P5"> <text:tab/><text:tab/><text:tab/><text:tab/><text:tab/><text:span text:style-name="T8">DECIDE :</text:span></text:p>
      <text:p text:style-name="P4"><text:span text:style-name="T15"><office:annotation><dc:creator>sde </dc:creator><dc:date>2012-01-30T15:03:37</dc:date><text:p text:style-name="P13"><text:span text:style-name="T22">do text if urbanEventObj.getDecision() == 'favorable'</text:span></text:p></office:annotation></text:span><text:span text:style-name="T15">Article 1</text:span><text:span text:style-name="T14"> : </text:span><text:span text:style-name="T4"><text:tab/></text:span><text:span text:style-name="T5">de</text:span><text:span text:style-name="T6"> </text:span><text:span text:style-name="T5">faire</text:span><text:span text:style-name="T6"> </text:span><text:span text:style-name="T5">remarquer</text:span><text:span text:style-name="T6"> </text:span><text:span text:style-name="T5">au</text:span><text:span text:style-name="T6"> </text:span><text:span text:style-name="T5">demandeur</text:span><text:span text:style-name="T6"> </text:span><text:span text:style-name="T5">que</text:span><text:span text:style-name="T6"> </text:span><text:span text:style-name="T5">la</text:span><text:span text:style-name="T6"> </text:span><text:span text:style-name="T5">division</text:span><text:span text:style-name="T6"> </text:span><text:span text:style-name="T5">est</text:span><text:span text:style-name="T6"> </text:span><text:span text:style-name="T5">conforme</text:span><text:span text:style-name="T6"> </text:span><text:span text:style-name="T5">à</text:span><text:span text:style-name="T6"> </text:span><text:span text:style-name="T5">l</text:span><text:span text:style-name="T6">’</text:span><text:span text:style-name="T5">article</text:span><text:span text:style-name="T6"> </text:span><text:span text:style-name="T5">90 </text:span></text:p>
      <text:p text:style-name="P5"><text:span text:style-name="T15"><office:annotation><dc:creator>sde </dc:creator><dc:date>2012-01-30T15:03:37</dc:date><text:p text:style-name="P13"><text:span text:style-name="T22">do text if urbanEventObj.getDecision() == 'defavorable'</text:span></text:p></office:annotation></text:span><text:span text:style-name="T15">Article 1</text:span><text:span text:style-name="T14"> : </text:span><text:span text:style-name="T4"><text:tab/></text:span><text:span text:style-name="T5">de</text:span><text:span text:style-name="T6"> </text:span><text:span text:style-name="T5">faire</text:span><text:span text:style-name="T6"> </text:span><text:span text:style-name="T5">remarquer</text:span><text:span text:style-name="T6"> </text:span><text:span text:style-name="T5">au</text:span><text:span text:style-name="T6"> </text:span><text:span text:style-name="T5">demandeur</text:span><text:span text:style-name="T6"> </text:span><text:span text:style-name="T5">que</text:span><text:span text:style-name="T6"> </text:span><text:span text:style-name="T5">la</text:span><text:span text:style-name="T6"> </text:span><text:span text:style-name="T5">division</text:span><text:span text:style-name="T6"> n'</text:span><text:span text:style-name="T5">est</text:span><text:span text:style-name="T6"> pas </text:span><text:span text:style-name="T5">conforme</text:span><text:span text:style-name="T6"> </text:span><text:span text:style-name="T5">à</text:span><text:span text:style-name="T6"> </text:span><text:span text:style-name="T5">l</text:span><text:span text:style-name="T6">’</text:span><text:span text:style-name="T5">article</text:span><text:span text:style-name="T6"> </text:span><text:span text:style-name="T5">90 </text:span></text:p>
      <text:p text:style-name="P5"/>
      <text:p text:style-name="P5"><text:soft-page-break/><text:span text:style-name="T15">Article 2</text:span><text:span text:style-name="T14"> : <text:tab/>d’envoyer copie de cette délibération à </text:span><text:span text:style-name="T14"><text:text-input text:description="Notaire-Titre">self.getNotariesSignaletic(withaddress=True)</text:text-input></text:span></text:p>
      <text:p text:style-name="P1"/>
      <text:p text:style-name="P1"/>
      <text:p text:style-name="UrbanBody"><text:span text:style-name="T1"><office:annotation><dc:creator>sde </dc:creator><dc:date>2011-07-27T10:02:32</dc:date><text:p text:style-name="P13"><text:span text:style-name="T20">do text</text:span></text:p><text:p text:style-name="P13"><text:span text:style-name="T21">from document(at=signatures, format='odt')</text:span></text:p></office:annotation></text:spa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Tahoma1" svg:font-family="Tahoma"/>
    <style:font-face style:font-family-generic="system" style:font-pitch="variable" style:name="DejaVu Sans2" svg:font-family="'DejaVu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2">
      <style:table-properties fo:margin-left="0cm" style:width="17.013cm" table:align="left"/>
    </style:style>
    <style:style style:family="table-column" style:name="Tableau2.A">
      <style:table-column-properties style:column-width="9.998cm"/>
    </style:style>
    <style:style style:family="table-column" style:name="Tableau2.B">
      <style:table-column-properties style:column-width="7.015cm"/>
    </style:style>
    <style:style style:family="table-row" style:name="Tableau2.1">
      <style:table-row-properties style:min-row-height="2.487cm"/>
    </style:style>
    <style:style style:family="table-cell" style:name="Tableau2.A1">
      <style:table-cell-properties style:writing-mode="page"/>
    </style:style>
    <style:style style:family="table" style:name="Tableau1">
      <style:table-properties fo:margin-left="0cm" style:width="17.013cm" table:align="left"/>
    </style:style>
    <style:style style:family="table-column" style:name="Tableau1.A">
      <style:table-column-properties style:column-width="3.942cm"/>
    </style:style>
    <style:style style:family="table-column" style:name="Tableau1.B">
      <style:table-column-properties style:column-width="13.07cm"/>
    </style:style>
    <style:style style:family="table-cell" style:name="Tableau1.A1">
      <style:table-cell-properties fo:border="none" fo:padding="0.097cm"/>
    </style:style>
    <style:style style:family="paragraph" style:name="P1" style:parent-style-name="UrbanBody">
      <style:text-properties fo:font-size="12pt" style:font-name="Times New Roman1" style:font-size-asian="12pt" style:font-size-complex="12pt"/>
    </style:style>
    <style:style style:family="paragraph" style:name="P2" style:parent-style-name="UrbanBody">
      <style:text-properties fo:country="FR" fo:font-size="12pt" fo:language="fr" style:font-name="Times New Roman1" style:font-name-complex="Tahoma1" style:font-size-asian="12pt" style:font-size-complex="12pt"/>
    </style:style>
    <style:style style:family="paragraph" style:name="P3" style:parent-style-name="UrbanBody">
      <style:text-properties fo:font-weight="bold" style:font-weight-asian="bold" style:font-weight-complex="bold"/>
    </style:style>
    <style:style style:family="paragraph" style:name="P4" style:parent-style-name="UrbanBody">
      <style:text-properties style:use-window-font-color="true"/>
    </style:style>
    <style:style style:family="paragraph" style:name="P5" style:parent-style-name="UrbanBody">
      <style:text-properties fo:font-size="12pt" style:font-name="Times New Roman1" style:font-size-asian="12pt" style:font-size-complex="12pt" style:use-window-font-color="true"/>
    </style:style>
    <style:style style:family="paragraph" style:name="P6" style:parent-style-name="UrbanTitle">
      <style:text-properties fo:font-size="12pt" style:font-name="Times New Roman1" style:font-size-asian="12pt" style:font-size-complex="12pt" style:text-underline-style="none" style:use-window-font-color="true"/>
    </style:style>
    <style:style style:family="paragraph" style:name="P7" style:parent-style-name="UrbanTitle">
      <style:text-properties officeooo:paragraph-rsid="0013c8ef"/>
    </style:style>
    <style:style style:family="paragraph" style:name="P8" style:parent-style-name="UrbanTitle">
      <style:text-properties style:text-underline-style="none"/>
    </style:style>
    <style:style style:family="paragraph" style:name="P9" style:parent-style-name="UrbanTitle">
      <style:text-properties officeooo:paragraph-rsid="0013c8ef" style:text-underline-style="none"/>
    </style:style>
    <style:style style:family="paragraph" style:name="P10" style:parent-style-name="Frame_20_contents">
      <style:paragraph-properties fo:text-align="start" style:justify-single-word="false"/>
      <style:text-properties fo:font-size="12pt" officeooo:paragraph-rsid="0013c8ef" style:font-name="Arial" style:font-size-asian="12pt" style:font-size-complex="12pt"/>
    </style:style>
    <style:style style:family="paragraph" style:name="P11" style:parent-style-name="Standard">
      <style:paragraph-properties fo:text-align="start" style:justify-single-word="false"/>
      <style:text-properties fo:font-size="11pt" officeooo:paragraph-rsid="0013c8ef" style:font-name="Arial" style:font-size-asian="11pt" style:font-size-complex="11pt"/>
    </style:style>
    <style:style style:family="paragraph" style:name="P12" style:parent-style-name="Standard">
      <style:paragraph-properties fo:margin-bottom="2.131cm" fo:margin-top="0cm" fo:text-align="start" loext:contextual-spacing="false" style:justify-single-word="false"/>
      <style:text-properties fo:font-size="10pt" officeooo:paragraph-rsid="0013c8ef" style:font-name="Arial" style:font-size-asian="10pt" style:font-size-complex="10pt"/>
    </style:style>
    <style:style style:family="paragraph" style:name="P1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size="12pt" style:font-name="Times New Roman1" style:font-size-asian="12pt" style:font-size-complex="12pt"/>
    </style:style>
    <style:style style:family="text" style:name="T4">
      <style:text-properties style:font-name="Times New Roman1" style:font-name-complex="Tahoma1"/>
    </style:style>
    <style:style style:family="text" style:name="T5">
      <style:text-properties fo:font-style="normal" fo:font-weight="normal" style:country-asian="FR" style:font-name="Times New Roman1" style:font-name-complex="Arial" style:font-style-asian="normal" style:font-weight-asian="normal" style:language-asian="fr"/>
    </style:style>
    <style:style style:family="text" style:name="T6">
      <style:text-properties fo:font-style="normal" fo:font-weight="normal" style:country-asian="FR" style:font-name="Times New Roman1" style:font-name-asian="Arial" style:font-name-complex="Arial" style:font-style-asian="normal" style:font-weight-asian="normal" style:language-asian="fr"/>
    </style:style>
    <style:style style:family="text" style:name="T7">
      <style:text-properties fo:font-weight="bold" style:font-weight-asian="bold" style:font-weight-complex="bold"/>
    </style:style>
    <style:style style:family="text" style:name="T8">
      <style:text-properties fo:font-weight="bold" style:font-name-complex="Tahoma1" style:font-weight-asian="bold" style:font-weight-complex="bold"/>
    </style:style>
    <style:style style:family="text" style:name="T9">
      <style:text-properties style:use-window-font-color="true"/>
    </style:style>
    <style:style style:family="text" style:name="T10">
      <style:text-properties style:font-name="Times New Roman1" style:use-window-font-color="true"/>
    </style:style>
    <style:style style:family="text" style:name="T11">
      <style:text-properties fo:font-weight="normal" style:font-name="Times New Roman1" style:font-weight-asian="normal" style:font-weight-complex="normal" style:use-window-font-color="true"/>
    </style:style>
    <style:style style:family="text" style:name="T12">
      <style:text-properties fo:country="none" fo:font-style="normal" fo:language="zxx" style:font-style-asian="normal" style:use-window-font-color="true"/>
    </style:style>
    <style:style style:family="text" style:name="T13">
      <style:text-properties style:font-name-complex="Tahoma1" style:text-position="super 58%"/>
    </style:style>
    <style:style style:family="text" style:name="T14">
      <style:text-properties style:font-name-complex="Tahoma1"/>
    </style:style>
    <style:style style:family="text" style:name="T15">
      <style:text-properties style:font-name-complex="Tahoma1" style:text-underline-color="font-color" style:text-underline-style="solid" style:text-underline-width="auto"/>
    </style:style>
    <style:style style:family="text" style:name="T16">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17">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8">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9">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20">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21">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22">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23">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24">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25">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26">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office:value-type="string" table:style-name="Tableau2.A1">
            <text:p text:style-name="P11"><office:annotation><dc:creator>Gauthier Bastien</dc:creator><dc:date>2011-01-13T14:56:41</dc:date><text:p text:style-name="P13"><text:span text:style-name="T26">do text</text:span></text:p><text:p text:style-name="P13"><text:span text:style-name="T26">from document(at=header, format='odt')</text:span></text:p></office:annotation><text:span text:style-name="T2">Import depuis header.odt</text:span></text:p>
          </table:table-cell>
          <table:table-cell office:value-type="string" table:style-name="Tableau2.A1">
            <text:p text:style-name="P12"><text:span text:style-name="Police_20_par_20_défaut"><text:span text:style-name="T16"><text:text-input text:description="">tool.getCityName()</text:text-input></text:span></text:span><text:span text:style-name="T17">, le </text:span><text:span text:style-name="T17"><text:text-input text:description="">licence_view.format_date()</text:text-input></text:span></text:p>
            <text:p text:style-name="P10"><text:span text:style-name="T18"><text:conditional-text text:condition="ooow:&quot;view.do_mailing()&quot;" text:string-value-if-false="" text:string-value-if-true="&quot;mailed_data.getPersonTitleValue(short=True)&quot;">mailed_data.getPersonTitleValue(short=True)</text:conditional-text></text:span><text:span text:style-name="T19"><text:s/></text:span><text:span text:style-name="T18"><text:conditional-text text:condition="ooow:&quot;view.do_mailing()&quot;" text:string-value-if-false="" text:string-value-if-true="&quot;mailed_data.name1&quot;">mailed_data.name1</text:conditional-text></text:span><text:span text:style-name="T19"><text:s/></text:span><text:span text:style-name="T18"><text:conditional-text text:condition="ooow:&quot;view.do_mailing()&quot;" text:string-value-if-false="" text:string-value-if-true="&quot;mailed_data.name2&quot;">mailed_data.name2</text:conditional-text></text:span><text:span text:style-name="T19"><text:line-break/></text:span><text:span text:style-name="T18"><text:conditional-text text:condition="ooow:&quot;view.do_mailing()&quot;" text:string-value-if-false="" text:string-value-if-true="&quot;mailed_data.street&quot;">mailed_data.street</text:conditional-text></text:span><text:span text:style-name="T18">, </text:span><text:span text:style-name="T18"><text:conditional-text text:condition="ooow:&quot;view.do_mailing()&quot;" text:string-value-if-false="" text:string-value-if-true="&quot;mailed_data.number&quot;">mailed_data.number</text:conditional-text></text:span><text:span text:style-name="T19"><text:line-break/></text:span><text:span text:style-name="T18"><text:conditional-text text:condition="ooow:&quot;view.do_mailing()&quot;" text:string-value-if-false="" text:string-value-if-true="&quot;mailed_data.zipcode&quot;">mailed_data.zipcode</text:conditional-text></text:span><text:span text:style-name="T18"> </text:span><text:span text:style-name="T18"><text:conditional-text text:condition="ooow:&quot;view.do_mailing()&quot;" text:string-value-if-false="" text:string-value-if-true="&quot;mailed_data.city&quot;">mailed_data.city</text:conditional-text></text:span></text:p>
          </table:table-cell>
        </table:table-row>
      </table:table>
      <text:p text:style-name="P7"/>
      <text:p text:style-name="P9">Du registre aux délibérations du Collège Communal</text:p>
      <text:p text:style-name="P8">de cette commune, a été extrait ce qui suit :</text:p>
      <text:p text:style-name="P6">[DATE DE LA SÉANCE]</text:p>
      <text:p text:style-name="UrbanBody"/>
      <text:p text:style-name="UrbanBody"><text:span text:style-name="T3"/></text:p>
      <text:p text:style-name="UrbanBody"/>
      <text:p text:style-name="UrbanBody"/>
      <table:table table:name="Tableau1" table:style-name="Tableau1">
        <table:table-column table:style-name="Tableau1.A"/>
        <table:table-column table:style-name="Tableau1.B"/>
        <table:table-row>
          <table:table-cell office:value-type="string" table:style-name="Tableau1.A1">
            <text:p text:style-name="UrbanTitle2">Présents</text:p>
          </table:table-cell>
          <table:table-cell office:value-type="string" table:style-name="Tableau1.A1">
            <text:p text:style-name="UrbanBody">[MEMBRES PRÉSENTS]</text:p>
          </table:table-cell>
        </table:table-row>
      </table:table>
      <text:p text:style-name="UrbanBody"/>
      <text:p text:style-name="UrbanBody"><office:annotation><dc:creator>Gauthier Bastien</dc:creator><dc:date>2011-02-16T16:12:24</dc:date><text:p text:style-name="P13"><text:span text:style-name="T25">do text if len(self.getApplicants()) &gt; 1</text:span></text:p></office:annotation><text:span text:style-name="T7">Demandeurs :</text:span> <text:text-input text:description="Demandeurs">self.getApplicantsSignaletic()</text:text-input></text:p>
      <text:p text:style-name="UrbanBody"><office:annotation><dc:creator>Gauthier Bastien</dc:creator><dc:date>2011-02-16T16:13:21</dc:date><text:p text:style-name="P13"><text:span text:style-name="T24">do text if not len(self.getApplicants()) &gt; 1</text:span></text:p></office:annotation><text:span text:style-name="T7">Demandeur :</text:span> <text:text-input text:description="Demandeurs">self.getApplicantsSignaletic()</text:text-input></text:p>
      <text:p text:style-name="UrbanBody"><text:span text:style-name="T7">Objet :</text:span> <text:text-input text:description="Objet des travaux">self.getLicenceSubject()</text:text-input></text:p>
      <text:p text:style-name="UrbanBody"><text:span text:style-name="T7">Situation :</text:span> <text:text-input text:description="Situation des travaux">self.getWorkLocationSignaletic()</text:text-input></text:p>
      <text:p text:style-name="UrbanBody"><text:span text:style-name="T7">Référence cadastrale</text:span> : <text:text-input text:description="Parcelles">licence_view.get_parcels()</text:text-input></text:p>
      <text:p text:style-name="P3">Correspondant : </text:p>
      <text:p text:style-name="P3"><office:annotation><dc:creator>sde </dc:creator><dc:date>2011-09-28T10:32:43</dc:date><text:p text:style-name="P13"><text:span text:style-name="T23">do text </text:span></text:p><text:p text:style-name="P13"><text:span text:style-name="T23">from xhtml(self.portal_urban.decorateHTML('UrbanBody',self.getFolderManagersSignaletic(withTel=True)))</text:span></text:p></office:annotation></text:p>
      <text:p text:style-name="UrbanBody"/>
      <text:p text:style-name="P1"/>
      <text:p text:style-name="P1">Le Collège,<text:text-input text:description="Champs Notaire-Signalétique (avec adresse)">self.getNotariesSignaletic(withaddress=True)</text:text-input></text:p>
      <text:p text:style-name="P1"/>
      <text:p text:style-name="P1">Vu la demande de <text:text-input text:description="Notaire-Titre">self.getNotariesSignaletic()</text:text-input><text:s/>concernant la division d’un bien sis <text:span text:style-name="T11"><text:s/></text:span><text:span text:style-name="T11"><text:text-input text:description="Titre du demandeur">self.getWorkLocationSignaletic()</text:text-input></text:span>, cadastré <text:span text:style-name="T11"><text:text-input text:description="Titre du demandeur">licence_view.get_parcels()</text:text-input></text:span><text:s/>appartenant à <text:span text:style-name="T10"><text:s/></text:span><text:span text:style-name="T12"><text:text-input text:description="Demandeurs">self.getApplicantsSignaletic()</text:text-input></text:span>;</text:p>
      <text:p text:style-name="P1"/>
      <text:p text:style-name="P1">Vu le plan de division dressé par xxx, Ingénieur, Géomètre-expert immobilier ;</text:p>
      <text:p text:style-name="P1"/>
      <text:p text:style-name="P1">Vu le Code de la Démocratie Locale et de la Décentralisation ;</text:p>
      <text:p text:style-name="P1"/>
      <text:p text:style-name="P1">Vu le Code Wallon de l’Aménagement du Territoire, de l’Urbanisme, du Patrimoine et de l’Energie et plus particulièrement la section 3 – Des actes non soumis à permis d’urbanisation : </text:p>
      <text:p text:style-name="P1"/>
      <text:p text:style-name="P1"><text:span text:style-name="T14">§ 1</text:span><text:span text:style-name="T13">er</text:span><text:span text:style-name="T14">. Art. 90). Ne sont pas soumis à permis d’urbanisation :</text:span></text:p>
      <text:p text:style-name="P1">1° les actes de donation ;</text:p>
      <text:p text:style-name="P1">2° les actes involontaires ;</text:p>
      <text:p text:style-name="P1">3° les actes de partage pour sortir d’une indivision successorale, à la condition qu’il n’y ait pas plus de lots que de copartageants ;</text:p>
      <text:p text:style-name="P1">4° la division d’un bien situé entre deux constructions existantes depuis au moins cinq ans, distantes <text:soft-page-break/>l’une de l’autre de cent mètres maximum et pour autant que ce bien et ces constructions soient situés à front de voirie et du même côté d’une voie publique suffisamment équipée en eau, électricité, pourvue d’un revêtement solide et d’une largeur suffisante, compte tenu de la situation des lieux et pour autant que les conditions du Code de l’eau en matière d’épuration des eaux usées soient rencontrées pour le bien concerné ;</text:p>
      <text:p text:style-name="P2">5° dans le cadre d’un permis d’urbanisme de constructions groupées, la création d’un ou plusieurs lots comprenant chacun une construction affectée en tout ou en partie à l’habitation, dont au moins deux tiers des constructions ont fait l’objet de la déclaration visée à l’article 139 certifiant que les travaux sont réalisés et conformes au permis délivré ou sont vendues sur plan.</text:p>
      <text:p text:style-name="P1"/>
      <text:p text:style-name="P2">§ 2. En cas de division d’un bien qui ne fait pas l’objet d’une demande de permis d’urbanisation et dont tout ou partie des lots à former sont destinés en tout ou en partie à l’habitation, le notaire communique au collège communal et au fonctionnaire délégué, trente jours au moins avant la date prévue pour la vente publique ou la signature de l’acte, le plan de division ainsi qu’une attestation précisant la nature de l’acte et la destination de chaque lot formé qui sera mentionnée dans l’acte. – Décret du 30 avril 2009, art. 48, 1°).</text:p>
      <text:p text:style-name="P1"/>
      <text:p text:style-name="P2">§ 3. (Le collège communal ou le fonctionnaire délégué – Décret du 30 avril 2009, art. 48, 2°) notifient, éventuellement, leurs observations à titre de renseignements. Celles-ci sont </text:p>
      <text:p text:style-name="P2">mentionnées dans l’acte, de même qu’une déclaration de l’auteur de la division (ou de son mandataire – Décret du 18 juillet 2002, art. 38) indiquant que celle-ci n’a pas fait l’objet (d’un permis de lotir, d’un permis d’urbanisation ou d’un permis d’urbanisme – Décret du 30 avril 2009, art. 48, 2°), et, sauf à produire un certificat d’urbanisme laissant prévoir que pareil permis pourrait être obtenu, qu’il ne prend aucun engagement quant à la possibilité d’effectuer sur le bien aucun des actes et travaux visés à l’article 84, § 1er, et, le cas échéant, à l’article 84, § 2, alinéa 1er. (Quand un permis ou un certificat est produit, son objet et sa date sont indiqués dans l’acte. L’acte mentionne aussi l’affectation urbanistique du bien prévue par les plans d’aménagement et, le cas échéant, le schéma de structure communal. Au besoin, ces informations sont demandées aux administrations de la manière établie à l’article 85, § 1er, et, à défaut de réponse dans le délai, la disposition du même article est également applicable – Décret du 18 juillet 2002, art. 38).</text:p>
      <text:p text:style-name="P1"/>
      <text:p text:style-name="P2">§ 4. (Les actes sous seing privé et les actes authentiques qui constatent ces opérations contiennent la même déclaration et comportent en outre l’information : qu’il n’existe aucune possibilité d’effectuer sur le bien aucun des travaux et actes visés à l’article 84, § 1er et § 2, à défaut d’avoir obtenu un permis d’urbanisme ;</text:p>
      <text:p text:style-name="P1">1° qu’il existe des règles relatives à la péremption des permis d’urbanisme ;</text:p>
      <text:p text:style-name="P1">2° que l’existence d’un certificat d’urbanisme ne dispense pas de demander et d’obtenir le permis d’urbanisme – Décret du 18 juillet 2002, art. 38).</text:p>
      <text:p text:style-name="P1">Les actes sous seing privé et les actes authentiques qui constatent ces opérations contiennent la même déclaration.</text:p>
      <text:p text:style-name="P1"/>
      <text:p text:style-name="P1">L<text:span text:style-name="T9">e présent article vaut pour tout acte translatif ou déclaratif de propriété, de jouissance pour plus de neuf ans, d’emphytéose ou de superficie d’une partie non bâtie d’un immeuble, à l’exception des actes constatant un bail à ferme.</text:span></text:p>
      <text:p text:style-name="P5"/>
      <text:p text:style-name="P5"/>
      <text:p text:style-name="P5"> <text:tab/><text:tab/><text:tab/><text:tab/><text:tab/><text:span text:style-name="T8">DECIDE :</text:span></text:p>
      <text:p text:style-name="P4"><text:span text:style-name="T15"><office:annotation><dc:creator>sde </dc:creator><dc:date>2012-01-30T15:03:37</dc:date><text:p text:style-name="P13"><text:span text:style-name="T22">do text if urbanEventObj.getDecision() == 'favorable'</text:span></text:p></office:annotation></text:span><text:span text:style-name="T15">Article 1</text:span><text:span text:style-name="T14"> : </text:span><text:span text:style-name="T4"><text:tab/></text:span><text:span text:style-name="T5">de</text:span><text:span text:style-name="T6"> </text:span><text:span text:style-name="T5">faire</text:span><text:span text:style-name="T6"> </text:span><text:span text:style-name="T5">remarquer</text:span><text:span text:style-name="T6"> </text:span><text:span text:style-name="T5">au</text:span><text:span text:style-name="T6"> </text:span><text:span text:style-name="T5">demandeur</text:span><text:span text:style-name="T6"> </text:span><text:span text:style-name="T5">que</text:span><text:span text:style-name="T6"> </text:span><text:span text:style-name="T5">la</text:span><text:span text:style-name="T6"> </text:span><text:span text:style-name="T5">division</text:span><text:span text:style-name="T6"> </text:span><text:span text:style-name="T5">est</text:span><text:span text:style-name="T6"> </text:span><text:span text:style-name="T5">conforme</text:span><text:span text:style-name="T6"> </text:span><text:span text:style-name="T5">à</text:span><text:span text:style-name="T6"> </text:span><text:span text:style-name="T5">l</text:span><text:span text:style-name="T6">’</text:span><text:span text:style-name="T5">article</text:span><text:span text:style-name="T6"> </text:span><text:span text:style-name="T5">90 </text:span></text:p>
      <text:p text:style-name="P5"><text:span text:style-name="T15"><office:annotation><dc:creator>sde </dc:creator><dc:date>2012-01-30T15:03:37</dc:date><text:p text:style-name="P13"><text:span text:style-name="T22">do text if urbanEventObj.getDecision() == 'defavorable'</text:span></text:p></office:annotation></text:span><text:span text:style-name="T15">Article 1</text:span><text:span text:style-name="T14"> : </text:span><text:span text:style-name="T4"><text:tab/></text:span><text:span text:style-name="T5">de</text:span><text:span text:style-name="T6"> </text:span><text:span text:style-name="T5">faire</text:span><text:span text:style-name="T6"> </text:span><text:span text:style-name="T5">remarquer</text:span><text:span text:style-name="T6"> </text:span><text:span text:style-name="T5">au</text:span><text:span text:style-name="T6"> </text:span><text:span text:style-name="T5">demandeur</text:span><text:span text:style-name="T6"> </text:span><text:span text:style-name="T5">que</text:span><text:span text:style-name="T6"> </text:span><text:span text:style-name="T5">la</text:span><text:span text:style-name="T6"> </text:span><text:span text:style-name="T5">division</text:span><text:span text:style-name="T6"> n'</text:span><text:span text:style-name="T5">est</text:span><text:span text:style-name="T6"> pas </text:span><text:span text:style-name="T5">conforme</text:span><text:span text:style-name="T6"> </text:span><text:span text:style-name="T5">à</text:span><text:span text:style-name="T6"> </text:span><text:span text:style-name="T5">l</text:span><text:span text:style-name="T6">’</text:span><text:span text:style-name="T5">article</text:span><text:span text:style-name="T6"> </text:span><text:span text:style-name="T5">90 </text:span></text:p>
      <text:p text:style-name="P5"/>
      <text:p text:style-name="P5"><text:soft-page-break/><text:span text:style-name="T15">Article 2</text:span><text:span text:style-name="T14"> : <text:tab/>d’envoyer copie de cette délibération à </text:span><text:span text:style-name="T14"><text:text-input text:description="Notaire-Titre">self.getNotariesSignaletic(withaddress=True)</text:text-input></text:span></text:p>
      <text:p text:style-name="P1"/>
      <text:p text:style-name="P1"/>
      <text:p text:style-name="UrbanBody"><text:span text:style-name="T1"><office:annotation><dc:creator>sde </dc:creator><dc:date>2011-07-27T10:02:32</dc:date><text:p text:style-name="P13"><text:span text:style-name="T20">do text</text:span></text:p><text:p text:style-name="P13"><text:span text:style-name="T21">from document(at=signatures, format='odt')</text:span></text:p></office:annotation></text:spa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Tahoma1" svg:font-family="Tahoma"/>
    <style:font-face style:font-family-generic="system" style:font-pitch="variable" style:name="DejaVu Sans2" svg:font-family="'DejaVu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2">
      <style:table-properties fo:margin-left="0cm" style:width="17.013cm" table:align="left"/>
    </style:style>
    <style:style style:family="table-column" style:name="Tableau2.A">
      <style:table-column-properties style:column-width="9.998cm"/>
    </style:style>
    <style:style style:family="table-column" style:name="Tableau2.B">
      <style:table-column-properties style:column-width="7.015cm"/>
    </style:style>
    <style:style style:family="table-row" style:name="Tableau2.1">
      <style:table-row-properties style:min-row-height="2.487cm"/>
    </style:style>
    <style:style style:family="table-cell" style:name="Tableau2.A1">
      <style:table-cell-properties style:writing-mode="page"/>
    </style:style>
    <style:style style:family="table" style:name="Tableau1">
      <style:table-properties fo:margin-left="0cm" style:width="17.013cm" table:align="left"/>
    </style:style>
    <style:style style:family="table-column" style:name="Tableau1.A">
      <style:table-column-properties style:column-width="3.942cm"/>
    </style:style>
    <style:style style:family="table-column" style:name="Tableau1.B">
      <style:table-column-properties style:column-width="13.07cm"/>
    </style:style>
    <style:style style:family="table-cell" style:name="Tableau1.A1">
      <style:table-cell-properties fo:border="none" fo:padding="0.097cm"/>
    </style:style>
    <style:style style:family="paragraph" style:name="P1" style:parent-style-name="UrbanBody">
      <style:text-properties fo:font-size="12pt" style:font-name="Times New Roman1" style:font-size-asian="12pt" style:font-size-complex="12pt"/>
    </style:style>
    <style:style style:family="paragraph" style:name="P2" style:parent-style-name="UrbanBody">
      <style:text-properties fo:country="FR" fo:font-size="12pt" fo:language="fr" style:font-name="Times New Roman1" style:font-name-complex="Tahoma1" style:font-size-asian="12pt" style:font-size-complex="12pt"/>
    </style:style>
    <style:style style:family="paragraph" style:name="P3" style:parent-style-name="UrbanBody">
      <style:text-properties fo:font-weight="bold" style:font-weight-asian="bold" style:font-weight-complex="bold"/>
    </style:style>
    <style:style style:family="paragraph" style:name="P4" style:parent-style-name="UrbanBody">
      <style:text-properties style:use-window-font-color="true"/>
    </style:style>
    <style:style style:family="paragraph" style:name="P5" style:parent-style-name="UrbanBody">
      <style:text-properties fo:font-size="12pt" style:font-name="Times New Roman1" style:font-size-asian="12pt" style:font-size-complex="12pt" style:use-window-font-color="true"/>
    </style:style>
    <style:style style:family="paragraph" style:name="P6" style:parent-style-name="UrbanTitle">
      <style:text-properties fo:font-size="12pt" style:font-name="Times New Roman1" style:font-size-asian="12pt" style:font-size-complex="12pt" style:text-underline-style="none" style:use-window-font-color="true"/>
    </style:style>
    <style:style style:family="paragraph" style:name="P7" style:parent-style-name="UrbanTitle">
      <style:text-properties officeooo:paragraph-rsid="0013c8ef"/>
    </style:style>
    <style:style style:family="paragraph" style:name="P8" style:parent-style-name="UrbanTitle">
      <style:text-properties style:text-underline-style="none"/>
    </style:style>
    <style:style style:family="paragraph" style:name="P9" style:parent-style-name="UrbanTitle">
      <style:text-properties officeooo:paragraph-rsid="0013c8ef" style:text-underline-style="none"/>
    </style:style>
    <style:style style:family="paragraph" style:name="P10" style:parent-style-name="Frame_20_contents">
      <style:paragraph-properties fo:text-align="start" style:justify-single-word="false"/>
      <style:text-properties fo:font-size="12pt" officeooo:paragraph-rsid="0013c8ef" style:font-name="Arial" style:font-size-asian="12pt" style:font-size-complex="12pt"/>
    </style:style>
    <style:style style:family="paragraph" style:name="P11" style:parent-style-name="Standard">
      <style:paragraph-properties fo:text-align="start" style:justify-single-word="false"/>
      <style:text-properties fo:font-size="11pt" officeooo:paragraph-rsid="0013c8ef" style:font-name="Arial" style:font-size-asian="11pt" style:font-size-complex="11pt"/>
    </style:style>
    <style:style style:family="paragraph" style:name="P12" style:parent-style-name="Standard">
      <style:paragraph-properties fo:margin-bottom="2.131cm" fo:margin-top="0cm" fo:text-align="start" loext:contextual-spacing="false" style:justify-single-word="false"/>
      <style:text-properties fo:font-size="10pt" officeooo:paragraph-rsid="0013c8ef" style:font-name="Arial" style:font-size-asian="10pt" style:font-size-complex="10pt"/>
    </style:style>
    <style:style style:family="paragraph" style:name="P1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size="12pt" style:font-name="Times New Roman1" style:font-size-asian="12pt" style:font-size-complex="12pt"/>
    </style:style>
    <style:style style:family="text" style:name="T4">
      <style:text-properties style:font-name="Times New Roman1" style:font-name-complex="Tahoma1"/>
    </style:style>
    <style:style style:family="text" style:name="T5">
      <style:text-properties fo:font-style="normal" fo:font-weight="normal" style:country-asian="FR" style:font-name="Times New Roman1" style:font-name-complex="Arial" style:font-style-asian="normal" style:font-weight-asian="normal" style:language-asian="fr"/>
    </style:style>
    <style:style style:family="text" style:name="T6">
      <style:text-properties fo:font-style="normal" fo:font-weight="normal" style:country-asian="FR" style:font-name="Times New Roman1" style:font-name-asian="Arial" style:font-name-complex="Arial" style:font-style-asian="normal" style:font-weight-asian="normal" style:language-asian="fr"/>
    </style:style>
    <style:style style:family="text" style:name="T7">
      <style:text-properties fo:font-weight="bold" style:font-weight-asian="bold" style:font-weight-complex="bold"/>
    </style:style>
    <style:style style:family="text" style:name="T8">
      <style:text-properties fo:font-weight="bold" style:font-name-complex="Tahoma1" style:font-weight-asian="bold" style:font-weight-complex="bold"/>
    </style:style>
    <style:style style:family="text" style:name="T9">
      <style:text-properties style:use-window-font-color="true"/>
    </style:style>
    <style:style style:family="text" style:name="T10">
      <style:text-properties style:font-name="Times New Roman1" style:use-window-font-color="true"/>
    </style:style>
    <style:style style:family="text" style:name="T11">
      <style:text-properties fo:font-weight="normal" style:font-name="Times New Roman1" style:font-weight-asian="normal" style:font-weight-complex="normal" style:use-window-font-color="true"/>
    </style:style>
    <style:style style:family="text" style:name="T12">
      <style:text-properties fo:country="none" fo:font-style="normal" fo:language="zxx" style:font-style-asian="normal" style:use-window-font-color="true"/>
    </style:style>
    <style:style style:family="text" style:name="T13">
      <style:text-properties style:font-name-complex="Tahoma1" style:text-position="super 58%"/>
    </style:style>
    <style:style style:family="text" style:name="T14">
      <style:text-properties style:font-name-complex="Tahoma1"/>
    </style:style>
    <style:style style:family="text" style:name="T15">
      <style:text-properties style:font-name-complex="Tahoma1" style:text-underline-color="font-color" style:text-underline-style="solid" style:text-underline-width="auto"/>
    </style:style>
    <style:style style:family="text" style:name="T16">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17">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8">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9">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20">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21">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22">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23">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24">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25">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26">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office:value-type="string" table:style-name="Tableau2.A1">
            <text:p text:style-name="P11"><office:annotation><dc:creator>Gauthier Bastien</dc:creator><dc:date>2011-01-13T14:56:41</dc:date><text:p text:style-name="P13"><text:span text:style-name="T26">do text</text:span></text:p><text:p text:style-name="P13"><text:span text:style-name="T26">from document(at=header, format='odt')</text:span></text:p></office:annotation><text:span text:style-name="T2">Import depuis header.odt</text:span></text:p>
          </table:table-cell>
          <table:table-cell office:value-type="string" table:style-name="Tableau2.A1">
            <text:p text:style-name="P12"><text:span text:style-name="Police_20_par_20_défaut"><text:span text:style-name="T16"><text:text-input text:description="">tool.getCityName()</text:text-input></text:span></text:span><text:span text:style-name="T17">, le </text:span><text:span text:style-name="T17"><text:text-input text:description="">licence_view.format_date()</text:text-input></text:span></text:p>
            <text:p text:style-name="P10"><text:span text:style-name="T18"><text:conditional-text text:condition="ooow:&quot;view.do_mailing()&quot;" text:string-value-if-false="" text:string-value-if-true="&quot;mailed_data.getPersonTitleValue(short=True)&quot;">mailed_data.getPersonTitleValue(short=True)</text:conditional-text></text:span><text:span text:style-name="T19"><text:s/></text:span><text:span text:style-name="T18"><text:conditional-text text:condition="ooow:&quot;view.do_mailing()&quot;" text:string-value-if-false="" text:string-value-if-true="&quot;mailed_data.name1&quot;">mailed_data.name1</text:conditional-text></text:span><text:span text:style-name="T19"><text:s/></text:span><text:span text:style-name="T18"><text:conditional-text text:condition="ooow:&quot;view.do_mailing()&quot;" text:string-value-if-false="" text:string-value-if-true="&quot;mailed_data.name2&quot;">mailed_data.name2</text:conditional-text></text:span><text:span text:style-name="T19"><text:line-break/></text:span><text:span text:style-name="T18"><text:conditional-text text:condition="ooow:&quot;view.do_mailing()&quot;" text:string-value-if-false="" text:string-value-if-true="&quot;mailed_data.street&quot;">mailed_data.street</text:conditional-text></text:span><text:span text:style-name="T18">, </text:span><text:span text:style-name="T18"><text:conditional-text text:condition="ooow:&quot;view.do_mailing()&quot;" text:string-value-if-false="" text:string-value-if-true="&quot;mailed_data.number&quot;">mailed_data.number</text:conditional-text></text:span><text:span text:style-name="T19"><text:line-break/></text:span><text:span text:style-name="T18"><text:conditional-text text:condition="ooow:&quot;view.do_mailing()&quot;" text:string-value-if-false="" text:string-value-if-true="&quot;mailed_data.zipcode&quot;">mailed_data.zipcode</text:conditional-text></text:span><text:span text:style-name="T18"> </text:span><text:span text:style-name="T18"><text:conditional-text text:condition="ooow:&quot;view.do_mailing()&quot;" text:string-value-if-false="" text:string-value-if-true="&quot;mailed_data.city&quot;">mailed_data.city</text:conditional-text></text:span></text:p>
          </table:table-cell>
        </table:table-row>
      </table:table>
      <text:p text:style-name="P7"/>
      <text:p text:style-name="P9">Du registre aux délibérations du Collège Communal</text:p>
      <text:p text:style-name="P8">de cette commune, a été extrait ce qui suit :</text:p>
      <text:p text:style-name="P6">[DATE DE LA SÉANCE]</text:p>
      <text:p text:style-name="UrbanBody"/>
      <text:p text:style-name="UrbanBody"><text:span text:style-name="T3"/></text:p>
      <text:p text:style-name="UrbanBody"/>
      <text:p text:style-name="UrbanBody"/>
      <table:table table:name="Tableau1" table:style-name="Tableau1">
        <table:table-column table:style-name="Tableau1.A"/>
        <table:table-column table:style-name="Tableau1.B"/>
        <table:table-row>
          <table:table-cell office:value-type="string" table:style-name="Tableau1.A1">
            <text:p text:style-name="UrbanTitle2">Présents</text:p>
          </table:table-cell>
          <table:table-cell office:value-type="string" table:style-name="Tableau1.A1">
            <text:p text:style-name="UrbanBody">[MEMBRES PRÉSENTS]</text:p>
          </table:table-cell>
        </table:table-row>
      </table:table>
      <text:p text:style-name="UrbanBody"/>
      <text:p text:style-name="UrbanBody"><office:annotation><dc:creator>Gauthier Bastien</dc:creator><dc:date>2011-02-16T16:12:24</dc:date><text:p text:style-name="P13"><text:span text:style-name="T25">do text if len(self.getApplicants()) &gt; 1</text:span></text:p></office:annotation><text:span text:style-name="T7">Demandeurs :</text:span> <text:text-input text:description="Demandeurs">self.getApplicantsSignaletic()</text:text-input></text:p>
      <text:p text:style-name="UrbanBody"><office:annotation><dc:creator>Gauthier Bastien</dc:creator><dc:date>2011-02-16T16:13:21</dc:date><text:p text:style-name="P13"><text:span text:style-name="T24">do text if not len(self.getApplicants()) &gt; 1</text:span></text:p></office:annotation><text:span text:style-name="T7">Demandeur :</text:span> <text:text-input text:description="Demandeurs">self.getApplicantsSignaletic()</text:text-input></text:p>
      <text:p text:style-name="UrbanBody"><text:span text:style-name="T7">Objet :</text:span> <text:text-input text:description="Objet des travaux">self.getLicenceSubject()</text:text-input></text:p>
      <text:p text:style-name="UrbanBody"><text:span text:style-name="T7">Situation :</text:span> <text:text-input text:description="Situation des travaux">self.getWorkLocationSignaletic()</text:text-input></text:p>
      <text:p text:style-name="UrbanBody"><text:span text:style-name="T7">Référence cadastrale</text:span> : <text:text-input text:description="Parcelles">licence_view.get_parcels()</text:text-input></text:p>
      <text:p text:style-name="P3">Correspondant : </text:p>
      <text:p text:style-name="P3"><office:annotation><dc:creator>sde </dc:creator><dc:date>2011-09-28T10:32:43</dc:date><text:p text:style-name="P13"><text:span text:style-name="T23">do text </text:span></text:p><text:p text:style-name="P13"><text:span text:style-name="T23">from xhtml(self.portal_urban.decorateHTML('UrbanBody',self.getFolderManagersSignaletic(withTel=True)))</text:span></text:p></office:annotation></text:p>
      <text:p text:style-name="UrbanBody"/>
      <text:p text:style-name="P1"/>
      <text:p text:style-name="P1">Le Collège,<text:text-input text:description="Champs Notaire-Signalétique (avec adresse)">self.getNotariesSignaletic(withaddress=True)</text:text-input></text:p>
      <text:p text:style-name="P1"/>
      <text:p text:style-name="P1">Vu la demande de <text:text-input text:description="Notaire-Titre">self.getNotariesSignaletic()</text:text-input><text:s/>concernant la division d’un bien sis <text:span text:style-name="T11"><text:s/></text:span><text:span text:style-name="T11"><text:text-input text:description="Titre du demandeur">self.getWorkLocationSignaletic()</text:text-input></text:span>, cadastré <text:span text:style-name="T11"><text:text-input text:description="Titre du demandeur">licence_view.get_parcels()</text:text-input></text:span><text:s/>appartenant à <text:span text:style-name="T10"><text:s/></text:span><text:span text:style-name="T12"><text:text-input text:description="Demandeurs">self.getApplicantsSignaletic()</text:text-input></text:span>;</text:p>
      <text:p text:style-name="P1"/>
      <text:p text:style-name="P1">Vu le plan de division dressé par xxx, Ingénieur, Géomètre-expert immobilier ;</text:p>
      <text:p text:style-name="P1"/>
      <text:p text:style-name="P1">Vu le Code de la Démocratie Locale et de la Décentralisation ;</text:p>
      <text:p text:style-name="P1"/>
      <text:p text:style-name="P1">Vu le Code Wallon de l’Aménagement du Territoire, de l’Urbanisme, du Patrimoine et de l’Energie et plus particulièrement la section 3 – Des actes non soumis à permis d’urbanisation : </text:p>
      <text:p text:style-name="P1"/>
      <text:p text:style-name="P1"><text:span text:style-name="T14">§ 1</text:span><text:span text:style-name="T13">er</text:span><text:span text:style-name="T14">. Art. 90). Ne sont pas soumis à permis d’urbanisation :</text:span></text:p>
      <text:p text:style-name="P1">1° les actes de donation ;</text:p>
      <text:p text:style-name="P1">2° les actes involontaires ;</text:p>
      <text:p text:style-name="P1">3° les actes de partage pour sortir d’une indivision successorale, à la condition qu’il n’y ait pas plus de lots que de copartageants ;</text:p>
      <text:p text:style-name="P1">4° la division d’un bien situé entre deux constructions existantes depuis au moins cinq ans, distantes <text:soft-page-break/>l’une de l’autre de cent mètres maximum et pour autant que ce bien et ces constructions soient situés à front de voirie et du même côté d’une voie publique suffisamment équipée en eau, électricité, pourvue d’un revêtement solide et d’une largeur suffisante, compte tenu de la situation des lieux et pour autant que les conditions du Code de l’eau en matière d’épuration des eaux usées soient rencontrées pour le bien concerné ;</text:p>
      <text:p text:style-name="P2">5° dans le cadre d’un permis d’urbanisme de constructions groupées, la création d’un ou plusieurs lots comprenant chacun une construction affectée en tout ou en partie à l’habitation, dont au moins deux tiers des constructions ont fait l’objet de la déclaration visée à l’article 139 certifiant que les travaux sont réalisés et conformes au permis délivré ou sont vendues sur plan.</text:p>
      <text:p text:style-name="P1"/>
      <text:p text:style-name="P2">§ 2. En cas de division d’un bien qui ne fait pas l’objet d’une demande de permis d’urbanisation et dont tout ou partie des lots à former sont destinés en tout ou en partie à l’habitation, le notaire communique au collège communal et au fonctionnaire délégué, trente jours au moins avant la date prévue pour la vente publique ou la signature de l’acte, le plan de division ainsi qu’une attestation précisant la nature de l’acte et la destination de chaque lot formé qui sera mentionnée dans l’acte. – Décret du 30 avril 2009, art. 48, 1°).</text:p>
      <text:p text:style-name="P1"/>
      <text:p text:style-name="P2">§ 3. (Le collège communal ou le fonctionnaire délégué – Décret du 30 avril 2009, art. 48, 2°) notifient, éventuellement, leurs observations à titre de renseignements. Celles-ci sont </text:p>
      <text:p text:style-name="P2">mentionnées dans l’acte, de même qu’une déclaration de l’auteur de la division (ou de son mandataire – Décret du 18 juillet 2002, art. 38) indiquant que celle-ci n’a pas fait l’objet (d’un permis de lotir, d’un permis d’urbanisation ou d’un permis d’urbanisme – Décret du 30 avril 2009, art. 48, 2°), et, sauf à produire un certificat d’urbanisme laissant prévoir que pareil permis pourrait être obtenu, qu’il ne prend aucun engagement quant à la possibilité d’effectuer sur le bien aucun des actes et travaux visés à l’article 84, § 1er, et, le cas échéant, à l’article 84, § 2, alinéa 1er. (Quand un permis ou un certificat est produit, son objet et sa date sont indiqués dans l’acte. L’acte mentionne aussi l’affectation urbanistique du bien prévue par les plans d’aménagement et, le cas échéant, le schéma de structure communal. Au besoin, ces informations sont demandées aux administrations de la manière établie à l’article 85, § 1er, et, à défaut de réponse dans le délai, la disposition du même article est également applicable – Décret du 18 juillet 2002, art. 38).</text:p>
      <text:p text:style-name="P1"/>
      <text:p text:style-name="P2">§ 4. (Les actes sous seing privé et les actes authentiques qui constatent ces opérations contiennent la même déclaration et comportent en outre l’information : qu’il n’existe aucune possibilité d’effectuer sur le bien aucun des travaux et actes visés à l’article 84, § 1er et § 2, à défaut d’avoir obtenu un permis d’urbanisme ;</text:p>
      <text:p text:style-name="P1">1° qu’il existe des règles relatives à la péremption des permis d’urbanisme ;</text:p>
      <text:p text:style-name="P1">2° que l’existence d’un certificat d’urbanisme ne dispense pas de demander et d’obtenir le permis d’urbanisme – Décret du 18 juillet 2002, art. 38).</text:p>
      <text:p text:style-name="P1">Les actes sous seing privé et les actes authentiques qui constatent ces opérations contiennent la même déclaration.</text:p>
      <text:p text:style-name="P1"/>
      <text:p text:style-name="P1">L<text:span text:style-name="T9">e présent article vaut pour tout acte translatif ou déclaratif de propriété, de jouissance pour plus de neuf ans, d’emphytéose ou de superficie d’une partie non bâtie d’un immeuble, à l’exception des actes constatant un bail à ferme.</text:span></text:p>
      <text:p text:style-name="P5"/>
      <text:p text:style-name="P5"/>
      <text:p text:style-name="P5"> <text:tab/><text:tab/><text:tab/><text:tab/><text:tab/><text:span text:style-name="T8">DECIDE :</text:span></text:p>
      <text:p text:style-name="P4"><text:span text:style-name="T15"><office:annotation><dc:creator>sde </dc:creator><dc:date>2012-01-30T15:03:37</dc:date><text:p text:style-name="P13"><text:span text:style-name="T22">do text if urbanEventObj.getDecision() == 'favorable'</text:span></text:p></office:annotation></text:span><text:span text:style-name="T15">Article 1</text:span><text:span text:style-name="T14"> : </text:span><text:span text:style-name="T4"><text:tab/></text:span><text:span text:style-name="T5">de</text:span><text:span text:style-name="T6"> </text:span><text:span text:style-name="T5">faire</text:span><text:span text:style-name="T6"> </text:span><text:span text:style-name="T5">remarquer</text:span><text:span text:style-name="T6"> </text:span><text:span text:style-name="T5">au</text:span><text:span text:style-name="T6"> </text:span><text:span text:style-name="T5">demandeur</text:span><text:span text:style-name="T6"> </text:span><text:span text:style-name="T5">que</text:span><text:span text:style-name="T6"> </text:span><text:span text:style-name="T5">la</text:span><text:span text:style-name="T6"> </text:span><text:span text:style-name="T5">division</text:span><text:span text:style-name="T6"> </text:span><text:span text:style-name="T5">est</text:span><text:span text:style-name="T6"> </text:span><text:span text:style-name="T5">conforme</text:span><text:span text:style-name="T6"> </text:span><text:span text:style-name="T5">à</text:span><text:span text:style-name="T6"> </text:span><text:span text:style-name="T5">l</text:span><text:span text:style-name="T6">’</text:span><text:span text:style-name="T5">article</text:span><text:span text:style-name="T6"> </text:span><text:span text:style-name="T5">90 </text:span></text:p>
      <text:p text:style-name="P5"><text:span text:style-name="T15"><office:annotation><dc:creator>sde </dc:creator><dc:date>2012-01-30T15:03:37</dc:date><text:p text:style-name="P13"><text:span text:style-name="T22">do text if urbanEventObj.getDecision() == 'defavorable'</text:span></text:p></office:annotation></text:span><text:span text:style-name="T15">Article 1</text:span><text:span text:style-name="T14"> : </text:span><text:span text:style-name="T4"><text:tab/></text:span><text:span text:style-name="T5">de</text:span><text:span text:style-name="T6"> </text:span><text:span text:style-name="T5">faire</text:span><text:span text:style-name="T6"> </text:span><text:span text:style-name="T5">remarquer</text:span><text:span text:style-name="T6"> </text:span><text:span text:style-name="T5">au</text:span><text:span text:style-name="T6"> </text:span><text:span text:style-name="T5">demandeur</text:span><text:span text:style-name="T6"> </text:span><text:span text:style-name="T5">que</text:span><text:span text:style-name="T6"> </text:span><text:span text:style-name="T5">la</text:span><text:span text:style-name="T6"> </text:span><text:span text:style-name="T5">division</text:span><text:span text:style-name="T6"> n'</text:span><text:span text:style-name="T5">est</text:span><text:span text:style-name="T6"> pas </text:span><text:span text:style-name="T5">conforme</text:span><text:span text:style-name="T6"> </text:span><text:span text:style-name="T5">à</text:span><text:span text:style-name="T6"> </text:span><text:span text:style-name="T5">l</text:span><text:span text:style-name="T6">’</text:span><text:span text:style-name="T5">article</text:span><text:span text:style-name="T6"> </text:span><text:span text:style-name="T5">90 </text:span></text:p>
      <text:p text:style-name="P5"/>
      <text:p text:style-name="P5"><text:soft-page-break/><text:span text:style-name="T15">Article 2</text:span><text:span text:style-name="T14"> : <text:tab/>d’envoyer copie de cette délibération à </text:span><text:span text:style-name="T14"><text:text-input text:description="Notaire-Titre">self.getNotariesSignaletic(withaddress=True)</text:text-input></text:span></text:p>
      <text:p text:style-name="P1"/>
      <text:p text:style-name="P1"/>
      <text:p text:style-name="UrbanBody"><text:span text:style-name="T1"><office:annotation><dc:creator>sde </dc:creator><dc:date>2011-07-27T10:02:32</dc:date><text:p text:style-name="P13"><text:span text:style-name="T20">do text</text:span></text:p><text:p text:style-name="P13"><text:span text:style-name="T21">from document(at=signatures, format='odt')</text:span></text:p></office:annotation></text:spa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Heading_20_4" style:display-name="Heading 4" style:family="paragraph" style:parent-style-name="Standard" style:next-style-name="Standard" style:default-outline-level="4" style:class="text">
      <style:paragraph-properties fo:keep-with-next="always"/>
      <style:text-properties style:font-name="Times New Roman1" fo:font-family="'Times New Roman'" style:font-family-generic="roman" style:font-pitch="variable" fo:font-size="10pt" fo:font-weight="bold" style:font-size-asian="10pt" style:font-weight-asian="bold" style:font-size-complex="12pt" style:font-weight-complex="bold"/>
    </style:style>
    <style:style style:name="Attendu" style:family="paragraph" style:parent-style-name="Standard">
      <style:paragraph-properties fo:margin-left="0cm" fo:margin-right="0cm" fo:margin-top="0cm" fo:margin-bottom="0.423cm" loext:contextual-spacing="false" fo:text-align="justify" style:justify-single-word="false" fo:text-indent="2cm" style:auto-text-indent="false"/>
      <style:text-properties fo:language="fr" fo:country="BE" style:font-size-complex="10pt"/>
    </style:style>
    <style:style style:name="Normal_20__28_Web_29_" style:display-name="Normal (Web)" style:family="paragraph" style:parent-style-name="Standard">
      <style:paragraph-properties fo:margin-top="0.494cm" fo:margin-bottom="0.494cm" loext:contextual-spacing="false"/>
      <style:text-properties fo:language="fr" fo:country="FR"/>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0-12-02T09:55:05.265541117</dc:date>
    <meta:editing-duration>PT10H49M24S</meta:editing-duration>
    <meta:editing-cycles>68</meta:editing-cycles>
    <meta:generator>LibreOffice/6.4.6.2$Linux_X86_64 LibreOffice_project/40$Build-2</meta:generator>
    <meta:document-statistic meta:table-count="2" meta:image-count="0" meta:object-count="0" meta:page-count="3" meta:paragraph-count="40" meta:word-count="849" meta:character-count="5400" meta:non-whitespace-character-count="4597"/>
  </office:meta>
</office:document-meta>
</file>